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ashboard" style:family="table">
      <style:table-properties style:width="6.875in" fo:margin-left="0in" table:align="left"/>
    </style:style>
    <style:style style:name="Dashboard.A" style:family="table-column">
      <style:table-column-properties style:column-width="1.5in"/>
    </style:style>
    <style:style style:name="Dashboard.B" style:family="table-column">
      <style:table-column-properties style:column-width="1.8125in"/>
    </style:style>
    <style:style style:name="Dashboard.C" style:family="table-column">
      <style:table-column-properties style:column-width="1.6875in"/>
    </style:style>
    <style:style style:name="Dashboard.D" style:family="table-column">
      <style:table-column-properties style:column-width="1.875in"/>
    </style:style>
    <style:style style:name="Dashboard.A1" style:family="table-cell">
      <style:table-cell-properties fo:padding="0.0382in" fo:border-left="0.05pt solid #000000" fo:border-right="none" fo:border-top="0.05pt solid #000000" fo:border-bottom="0.05pt solid #000000"/>
    </style:style>
    <style:style style:name="Dashboard.D1" style:family="table-cell">
      <style:table-cell-properties fo:padding="0.0382in" fo:border="0.05pt solid #000000"/>
    </style:style>
    <style:style style:name="Dashboard.A2" style:family="table-cell">
      <style:table-cell-properties fo:padding="0.0382in" fo:border-left="0.05pt solid #000000" fo:border-right="none" fo:border-top="none" fo:border-bottom="0.05pt solid #000000"/>
    </style:style>
    <style:style style:name="Dashboard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875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75in" fo:margin-left="0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1.6875in"/>
    </style:style>
    <style:style style:name="Table2.D" style:family="table-column">
      <style:table-column-properties style:column-width="1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75in" fo:margin-left="0in" table:align="left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875in" fo:margin-left="0in" table:align="left" style:may-break-between-rows="false"/>
    </style:style>
    <style:style style:name="Table4.A" style:family="table-column">
      <style:table-column-properties style:column-width="1.5in"/>
    </style:style>
    <style:style style:name="Table4.B" style:family="table-column">
      <style:table-column-properties style:column-width="1.8125in"/>
    </style:style>
    <style:style style:name="Table4.C" style:family="table-column">
      <style:table-column-properties style:column-width="1.6875in"/>
    </style:style>
    <style:style style:name="Table4.D" style:family="table-column">
      <style:table-column-properties style:column-width="1.8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75in" fo:margin-left="0in" table:align="left" style:may-break-between-rows="false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1.6875in"/>
    </style:style>
    <style:style style:name="Table5.D" style:family="table-column">
      <style:table-column-properties style:column-width="1.875in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875in" fo:margin-left="0in" table:align="left" style:may-break-between-rows="false"/>
    </style:style>
    <style:style style:name="Table6.A" style:family="table-column">
      <style:table-column-properties style:column-width="1.5in"/>
    </style:style>
    <style:style style:name="Table6.B" style:family="table-column">
      <style:table-column-properties style:column-width="1.8125in"/>
    </style:style>
    <style:style style:name="Table6.C" style:family="table-column">
      <style:table-column-properties style:column-width="1.6875in"/>
    </style:style>
    <style:style style:name="Table6.D" style:family="table-column">
      <style:table-column-properties style:column-width="1.875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875in" fo:margin-left="0in" table:align="left" style:may-break-between-rows="false"/>
    </style:style>
    <style:style style:name="Table7.A" style:family="table-column">
      <style:table-column-properties style:column-width="1.5in"/>
    </style:style>
    <style:style style:name="Table7.B" style:family="table-column">
      <style:table-column-properties style:column-width="1.8125in"/>
    </style:style>
    <style:style style:name="Table7.C" style:family="table-column">
      <style:table-column-properties style:column-width="1.6875in"/>
    </style:style>
    <style:style style:name="Table7.D" style:family="table-column">
      <style:table-column-properties style:column-width="1.875in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875in" fo:margin-left="0in" table:align="left" style:may-break-between-rows="false"/>
    </style:style>
    <style:style style:name="Table8.A" style:family="table-column">
      <style:table-column-properties style:column-width="1.5in"/>
    </style:style>
    <style:style style:name="Table8.B" style:family="table-column">
      <style:table-column-properties style:column-width="1.8125in"/>
    </style:style>
    <style:style style:name="Table8.C" style:family="table-column">
      <style:table-column-properties style:column-width="1.6875in"/>
    </style:style>
    <style:style style:name="Table8.D" style:family="table-column">
      <style:table-column-properties style:column-width="1.875in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875in" fo:margin-left="0in" table:align="left" style:may-break-between-rows="false"/>
    </style:style>
    <style:style style:name="Table9.A" style:family="table-column">
      <style:table-column-properties style:column-width="1.5in"/>
    </style:style>
    <style:style style:name="Table9.B" style:family="table-column">
      <style:table-column-properties style:column-width="1.8125in"/>
    </style:style>
    <style:style style:name="Table9.C" style:family="table-column">
      <style:table-column-properties style:column-width="1.6875in"/>
    </style:style>
    <style:style style:name="Table9.D" style:family="table-column">
      <style:table-column-properties style:column-width="1.875in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875in" fo:margin-left="0in" table:align="left" style:may-break-between-rows="false"/>
    </style:style>
    <style:style style:name="Table16.A" style:family="table-column">
      <style:table-column-properties style:column-width="1.5in"/>
    </style:style>
    <style:style style:name="Table16.B" style:family="table-column">
      <style:table-column-properties style:column-width="1.8125in"/>
    </style:style>
    <style:style style:name="Table16.C" style:family="table-column">
      <style:table-column-properties style:column-width="1.6875in"/>
    </style:style>
    <style:style style:name="Table16.D" style:family="table-column">
      <style:table-column-properties style:column-width="1.875in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875in" fo:margin-left="0in" table:align="left" style:may-break-between-rows="false"/>
    </style:style>
    <style:style style:name="Table11.A" style:family="table-column">
      <style:table-column-properties style:column-width="1.5in"/>
    </style:style>
    <style:style style:name="Table11.B" style:family="table-column">
      <style:table-column-properties style:column-width="1.8125in"/>
    </style:style>
    <style:style style:name="Table11.C" style:family="table-column">
      <style:table-column-properties style:column-width="1.6875in"/>
    </style:style>
    <style:style style:name="Table11.D" style:family="table-column">
      <style:table-column-properties style:column-width="1.875in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875in" fo:margin-left="0in" table:align="left" style:may-break-between-rows="false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1.8125in"/>
    </style:style>
    <style:style style:name="Table13.C" style:family="table-column">
      <style:table-column-properties style:column-width="1.6875in"/>
    </style:style>
    <style:style style:name="Table13.D" style:family="table-column">
      <style:table-column-properties style:column-width="1.875in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875in" fo:margin-left="0in" table:align="left" style:may-break-between-rows="false"/>
    </style:style>
    <style:style style:name="Table12.A" style:family="table-column">
      <style:table-column-properties style:column-width="3.8736in"/>
    </style:style>
    <style:style style:name="Table12.B" style:family="table-column">
      <style:table-column-properties style:column-width="0.5667in"/>
    </style:style>
    <style:style style:name="Table12.C" style:family="table-column">
      <style:table-column-properties style:column-width="2.4347in"/>
    </style:style>
    <style:style style:name="Table12.1" style:family="table-row">
      <style:table-row-properties fo:keep-together="always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875in" fo:margin-left="0in" table:align="left" style:may-break-between-rows="false"/>
    </style:style>
    <style:style style:name="Table14.A" style:family="table-column">
      <style:table-column-properties style:column-width="3.8764in"/>
    </style:style>
    <style:style style:name="Table14.B" style:family="table-column">
      <style:table-column-properties style:column-width="0.5583in"/>
    </style:style>
    <style:style style:name="Table14.C" style:family="table-column">
      <style:table-column-properties style:column-width="2.4403in"/>
    </style:style>
    <style:style style:name="Table14.1" style:family="table-row">
      <style:table-row-properties fo:keep-together="always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875in" fo:margin-left="0in" table:align="left" style:may-break-between-rows="false"/>
    </style:style>
    <style:style style:name="Table15.A" style:family="table-column">
      <style:table-column-properties style:column-width="3.8764in"/>
    </style:style>
    <style:style style:name="Table15.B" style:family="table-column">
      <style:table-column-properties style:column-width="0.5583in"/>
    </style:style>
    <style:style style:name="Table15.C" style:family="table-column">
      <style:table-column-properties style:column-width="2.4403in"/>
    </style:style>
    <style:style style:name="Table15.1" style:family="table-row">
      <style:table-row-properties fo:keep-together="always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875in" fo:margin-left="0in" table:align="left" style:may-break-between-rows="false"/>
    </style:style>
    <style:style style:name="Table17.A" style:family="table-column">
      <style:table-column-properties style:column-width="3.8764in"/>
    </style:style>
    <style:style style:name="Table17.B" style:family="table-column">
      <style:table-column-properties style:column-width="0.5583in"/>
    </style:style>
    <style:style style:name="Table17.C" style:family="table-column">
      <style:table-column-properties style:column-width="2.4403in"/>
    </style:style>
    <style:style style:name="Table17.1" style:family="table-row">
      <style:table-row-properties fo:keep-together="always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8" style:family="table">
      <style:table-properties style:width="6.875in" fo:margin-left="0in" table:align="left" style:may-break-between-rows="false"/>
    </style:style>
    <style:style style:name="Table18.A" style:family="table-column">
      <style:table-column-properties style:column-width="1.5in"/>
    </style:style>
    <style:style style:name="Table18.B" style:family="table-column">
      <style:table-column-properties style:column-width="1.8125in"/>
    </style:style>
    <style:style style:name="Table18.C" style:family="table-column">
      <style:table-column-properties style:column-width="1.6875in"/>
    </style:style>
    <style:style style:name="Table18.D" style:family="table-column">
      <style:table-column-properties style:column-width="1.87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875in" fo:margin-left="0in" table:align="left" style:may-break-between-rows="false"/>
    </style:style>
    <style:style style:name="Table19.A" style:family="table-column">
      <style:table-column-properties style:column-width="1.5in"/>
    </style:style>
    <style:style style:name="Table19.B" style:family="table-column">
      <style:table-column-properties style:column-width="1.8125in"/>
    </style:style>
    <style:style style:name="Table19.C" style:family="table-column">
      <style:table-column-properties style:column-width="1.6875in"/>
    </style:style>
    <style:style style:name="Table19.D" style:family="table-column">
      <style:table-column-properties style:column-width="1.875in"/>
    </style:style>
    <style:style style:name="Table19.1" style:family="table-row">
      <style:table-row-properties fo:keep-together="always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875in" fo:margin-left="0in" table:align="left" style:may-break-between-rows="false"/>
    </style:style>
    <style:style style:name="Table20.A" style:family="table-column">
      <style:table-column-properties style:column-width="1.5in"/>
    </style:style>
    <style:style style:name="Table20.B" style:family="table-column">
      <style:table-column-properties style:column-width="1.8125in"/>
    </style:style>
    <style:style style:name="Table20.C" style:family="table-column">
      <style:table-column-properties style:column-width="1.6875in"/>
    </style:style>
    <style:style style:name="Table20.D" style:family="table-column">
      <style:table-column-properties style:column-width="1.875in"/>
    </style:style>
    <style:style style:name="Table20.1" style:family="table-row">
      <style:table-row-properties fo:keep-together="always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D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875in" fo:margin-left="0in" table:align="left" style:may-break-between-rows="false"/>
    </style:style>
    <style:style style:name="Table10.A" style:family="table-column">
      <style:table-column-properties style:column-width="1.5in"/>
    </style:style>
    <style:style style:name="Table10.B" style:family="table-column">
      <style:table-column-properties style:column-width="1.8125in"/>
    </style:style>
    <style:style style:name="Table10.C" style:family="table-column">
      <style:table-column-properties style:column-width="1.6875in"/>
    </style:style>
    <style:style style:name="Table10.D" style:family="table-column">
      <style:table-column-properties style:column-width="1.875in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875in" fo:margin-left="0in" table:align="left" style:may-break-between-rows="false"/>
    </style:style>
    <style:style style:name="Table21.A" style:family="table-column">
      <style:table-column-properties style:column-width="1.5in"/>
    </style:style>
    <style:style style:name="Table21.B" style:family="table-column">
      <style:table-column-properties style:column-width="1.8125in"/>
    </style:style>
    <style:style style:name="Table21.C" style:family="table-column">
      <style:table-column-properties style:column-width="1.6875in"/>
    </style:style>
    <style:style style:name="Table21.D" style:family="table-column">
      <style:table-column-properties style:column-width="1.875in"/>
    </style:style>
    <style:style style:name="Table21.1" style:family="table-row">
      <style:table-row-properties fo:keep-together="always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D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6633" style:font-name="DejaVu Sans" fo:font-size="10pt" officeooo:rsid="000884c2" officeooo:paragraph-rsid="000884c2" style:font-size-asian="10pt" style:font-size-complex="10pt"/>
    </style:style>
    <style:style style:name="P2" style:family="paragraph" style:parent-style-name="Standard">
      <style:text-properties fo:color="#ff6633" style:font-name="DejaVu Sans" fo:font-size="10pt" officeooo:rsid="000884c2" officeooo:paragraph-rsid="000a81aa" style:font-size-asian="10pt" style:font-size-complex="10pt"/>
    </style:style>
    <style:style style:name="P3" style:family="paragraph" style:parent-style-name="Standard">
      <style:text-properties fo:color="#008000" style:font-name="DejaVu Sans" fo:font-size="10pt" officeooo:rsid="000884c2" officeooo:paragraph-rsid="000cb0df" style:font-size-asian="10pt" style:font-size-complex="10pt"/>
    </style:style>
    <style:style style:name="P4" style:family="paragraph" style:parent-style-name="Standard">
      <style:text-properties fo:color="#008000" style:font-name="DejaVu Sans" fo:font-size="10pt" officeooo:rsid="000884c2" officeooo:paragraph-rsid="000e60d4" style:font-size-asian="10pt" style:font-size-complex="10pt"/>
    </style:style>
    <style:style style:name="P5" style:family="paragraph" style:parent-style-name="Standard">
      <style:text-properties fo:color="#008000" style:font-name="DejaVu Sans" fo:font-size="10pt" officeooo:rsid="000884c2" officeooo:paragraph-rsid="000f68af" style:font-size-asian="10pt" style:font-size-complex="10pt"/>
    </style:style>
    <style:style style:name="P6" style:family="paragraph" style:parent-style-name="Standard">
      <style:text-properties fo:color="#008000" style:font-name="DejaVu Sans" fo:font-size="10pt" officeooo:rsid="000884c2" officeooo:paragraph-rsid="0010b6c0" style:font-size-asian="10pt" style:font-size-complex="10pt"/>
    </style:style>
    <style:style style:name="P7" style:family="paragraph" style:parent-style-name="Standard">
      <style:text-properties fo:color="#008000" style:font-name="DejaVu Sans" fo:font-size="10pt" officeooo:rsid="000884c2" officeooo:paragraph-rsid="0017d72f" style:font-size-asian="10pt" style:font-size-complex="10pt"/>
    </style:style>
    <style:style style:name="P8" style:family="paragraph" style:parent-style-name="Standard">
      <style:text-properties fo:color="#008000" style:font-name="DejaVu Sans" fo:font-size="10pt" officeooo:rsid="00124360" officeooo:paragraph-rsid="001516d3" style:font-size-asian="10pt" style:font-size-complex="10pt"/>
    </style:style>
    <style:style style:name="P9" style:family="paragraph" style:parent-style-name="Standard">
      <style:text-properties fo:color="#008000" style:font-name="DejaVu Sans" fo:font-size="10pt" officeooo:rsid="00124360" officeooo:paragraph-rsid="00124360" style:font-size-asian="10pt" style:font-size-complex="10pt"/>
    </style:style>
    <style:style style:name="P10" style:family="paragraph" style:parent-style-name="Standard">
      <style:text-properties fo:color="#008000" style:font-name="DejaVu Sans" fo:font-size="10pt" officeooo:rsid="001516d3" officeooo:paragraph-rsid="001516d3" style:font-size-asian="10pt" style:font-size-complex="10pt"/>
    </style:style>
    <style:style style:name="P11" style:family="paragraph" style:parent-style-name="Standard">
      <style:text-properties style:font-name="DejaVu Sans" fo:font-size="10pt" officeooo:rsid="000884c2" officeooo:paragraph-rsid="000884c2" style:font-size-asian="10pt" style:font-size-complex="10pt"/>
    </style:style>
    <style:style style:name="P12" style:family="paragraph" style:parent-style-name="Standard">
      <style:text-properties style:font-name="DejaVu Sans" fo:font-size="10pt" officeooo:rsid="000884c2" officeooo:paragraph-rsid="000a81aa" style:font-size-asian="10pt" style:font-size-complex="10pt"/>
    </style:style>
    <style:style style:name="P13" style:family="paragraph" style:parent-style-name="Standard">
      <style:text-properties style:font-name="DejaVu Sans" fo:font-size="10pt" officeooo:rsid="000884c2" officeooo:paragraph-rsid="0013a9c3" style:font-size-asian="10pt" style:font-size-complex="10pt"/>
    </style:style>
    <style:style style:name="P14" style:family="paragraph" style:parent-style-name="Standard">
      <style:text-properties style:font-name="DejaVu Sans" fo:font-size="10pt" officeooo:rsid="000a81aa" officeooo:paragraph-rsid="000a81aa" style:font-size-asian="10pt" style:font-size-complex="10pt"/>
    </style:style>
    <style:style style:name="P15" style:family="paragraph" style:parent-style-name="Standard">
      <style:text-properties style:font-name="DejaVu Sans" fo:font-size="10pt" officeooo:rsid="000b08ea" officeooo:paragraph-rsid="000b08ea" style:font-size-asian="10pt" style:font-size-complex="10pt"/>
    </style:style>
    <style:style style:name="P16" style:family="paragraph" style:parent-style-name="Standard">
      <style:text-properties style:font-name="DejaVu Sans" fo:font-size="10pt" officeooo:rsid="000b08ea" officeooo:paragraph-rsid="000e60d4" style:font-size-asian="10pt" style:font-size-complex="10pt"/>
    </style:style>
    <style:style style:name="P17" style:family="paragraph" style:parent-style-name="Standard">
      <style:text-properties style:font-name="DejaVu Sans" fo:font-size="10pt" officeooo:rsid="000b08ea" officeooo:paragraph-rsid="0010b6c0" style:font-size-asian="10pt" style:font-size-complex="10pt"/>
    </style:style>
    <style:style style:name="P18" style:family="paragraph" style:parent-style-name="Standard">
      <style:text-properties style:font-name="DejaVu Sans" fo:font-size="10pt" officeooo:rsid="000cb0df" style:font-size-asian="10pt" style:font-size-complex="10pt"/>
    </style:style>
    <style:style style:name="P19" style:family="paragraph" style:parent-style-name="Standard">
      <style:text-properties style:font-name="DejaVu Sans" fo:font-size="10pt" officeooo:rsid="000cb0df" officeooo:paragraph-rsid="000cb0df" style:font-size-asian="10pt" style:font-size-complex="10pt"/>
    </style:style>
    <style:style style:name="P20" style:family="paragraph" style:parent-style-name="Standard">
      <style:text-properties style:font-name="DejaVu Sans" fo:font-size="10pt" officeooo:rsid="000cb0df" officeooo:paragraph-rsid="000e60d4" style:font-size-asian="10pt" style:font-size-complex="10pt"/>
    </style:style>
    <style:style style:name="P21" style:family="paragraph" style:parent-style-name="Standard">
      <style:text-properties style:font-name="DejaVu Sans" fo:font-size="10pt" officeooo:rsid="000cb0df" officeooo:paragraph-rsid="0017d72f" style:font-size-asian="10pt" style:font-size-complex="10pt"/>
    </style:style>
    <style:style style:name="P22" style:family="paragraph" style:parent-style-name="Standard">
      <style:text-properties style:font-name="DejaVu Sans" fo:font-size="10pt" officeooo:rsid="000e60d4" officeooo:paragraph-rsid="000e60d4" style:font-size-asian="10pt" style:font-size-complex="10pt"/>
    </style:style>
    <style:style style:name="P23" style:family="paragraph" style:parent-style-name="Standard">
      <style:text-properties style:font-name="DejaVu Sans" fo:font-size="10pt" officeooo:rsid="000e60d4" officeooo:paragraph-rsid="000f68af" style:font-size-asian="10pt" style:font-size-complex="10pt"/>
    </style:style>
    <style:style style:name="P24" style:family="paragraph" style:parent-style-name="Standard">
      <style:text-properties style:font-name="DejaVu Sans" fo:font-size="10pt" officeooo:rsid="000e60d4" officeooo:paragraph-rsid="0010b6c0" style:font-size-asian="10pt" style:font-size-complex="10pt"/>
    </style:style>
    <style:style style:name="P25" style:family="paragraph" style:parent-style-name="Standard">
      <style:text-properties style:font-name="DejaVu Sans" fo:font-size="10pt" officeooo:rsid="000f68af" officeooo:paragraph-rsid="000f68af" style:font-size-asian="10pt" style:font-size-complex="10pt"/>
    </style:style>
    <style:style style:name="P26" style:family="paragraph" style:parent-style-name="Standard">
      <style:text-properties style:font-name="DejaVu Sans" fo:font-size="10pt" officeooo:rsid="000f68af" officeooo:paragraph-rsid="0010b6c0" style:font-size-asian="10pt" style:font-size-complex="10pt"/>
    </style:style>
    <style:style style:name="P27" style:family="paragraph" style:parent-style-name="Standard">
      <style:text-properties style:font-name="DejaVu Sans" fo:font-size="10pt" officeooo:rsid="00124360" officeooo:paragraph-rsid="00124360" style:font-size-asian="10pt" style:font-size-complex="10pt"/>
    </style:style>
    <style:style style:name="P28" style:family="paragraph" style:parent-style-name="Standard">
      <style:text-properties style:font-name="DejaVu Sans" fo:font-size="10pt" officeooo:rsid="00124360" officeooo:paragraph-rsid="001516d3" style:font-size-asian="10pt" style:font-size-complex="10pt"/>
    </style:style>
    <style:style style:name="P29" style:family="paragraph" style:parent-style-name="Standard">
      <style:text-properties style:font-name="DejaVu Sans" fo:font-size="10pt" officeooo:rsid="001516d3" officeooo:paragraph-rsid="001516d3" style:font-size-asian="10pt" style:font-size-complex="10pt"/>
    </style:style>
    <style:style style:name="P30" style:family="paragraph" style:parent-style-name="Standard">
      <style:text-properties style:font-name="DejaVu Sans" fo:font-size="10pt" fo:font-weight="bold" officeooo:rsid="000884c2" officeooo:paragraph-rsid="000884c2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DejaVu Sans" fo:font-size="10pt" fo:font-weight="bold" officeooo:rsid="000a81aa" officeooo:paragraph-rsid="000a81aa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DejaVu Sans" fo:font-size="10pt" fo:font-weight="bold" officeooo:rsid="000a81aa" officeooo:paragraph-rsid="000b08ea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DejaVu Sans" fo:font-size="10pt" fo:font-weight="bold" officeooo:rsid="000a81aa" officeooo:paragraph-rsid="000cb0df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DejaVu Sans" fo:font-size="10pt" fo:font-weight="bold" officeooo:rsid="000a81aa" officeooo:paragraph-rsid="000e60d4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DejaVu Sans" fo:font-size="10pt" fo:font-weight="bold" officeooo:rsid="000a81aa" officeooo:paragraph-rsid="0010b6c0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DejaVu Sans" fo:font-size="10pt" fo:font-weight="bold" officeooo:rsid="000b08ea" officeooo:paragraph-rsid="000b08ea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DejaVu Sans" fo:font-size="10pt" fo:font-weight="bold" officeooo:rsid="000b08ea" officeooo:paragraph-rsid="000cb0df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DejaVu Sans" fo:font-size="10pt" fo:font-weight="bold" officeooo:rsid="000b08ea" officeooo:paragraph-rsid="000e60d4" style:font-size-asian="10pt" style:font-weight-asian="bold" style:font-size-complex="10pt" style:font-weight-complex="bold"/>
    </style:style>
    <style:style style:name="P39" style:family="paragraph" style:parent-style-name="Standard">
      <style:text-properties style:font-name="DejaVu Sans" fo:font-size="10pt" fo:font-weight="bold" officeooo:rsid="000e60d4" officeooo:paragraph-rsid="000e60d4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DejaVu Sans" fo:font-size="10pt" fo:font-weight="bold" officeooo:rsid="000e60d4" officeooo:paragraph-rsid="0010b6c0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DejaVu Sans" fo:font-size="10pt" fo:font-weight="bold" officeooo:rsid="00124360" officeooo:paragraph-rsid="00124360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DejaVu Sans" fo:font-size="10pt" fo:font-weight="bold" officeooo:rsid="0013a9c3" officeooo:paragraph-rsid="0013a9c3" style:font-size-asian="10pt" style:font-weight-asian="bold" style:font-size-complex="10pt" style:font-weight-complex="bold"/>
    </style:style>
    <style:style style:name="P43" style:family="paragraph" style:parent-style-name="Standard">
      <style:text-properties fo:color="#000000" style:font-name="DejaVu Sans" fo:font-size="10pt" officeooo:rsid="000a81aa" officeooo:paragraph-rsid="000b08ea" style:font-size-asian="10pt" style:font-size-complex="10pt"/>
    </style:style>
    <style:style style:name="P44" style:family="paragraph" style:parent-style-name="Standard">
      <style:text-properties fo:color="#000000" style:font-name="DejaVu Sans" fo:font-size="10pt" officeooo:rsid="000a81aa" officeooo:paragraph-rsid="000e60d4" style:font-size-asian="10pt" style:font-size-complex="10pt"/>
    </style:style>
    <style:style style:name="P45" style:family="paragraph" style:parent-style-name="Standard">
      <style:text-properties fo:color="#000000" style:font-name="DejaVu Sans" fo:font-size="10pt" officeooo:rsid="00124360" officeooo:paragraph-rsid="00124360" style:font-size-asian="10pt" style:font-size-complex="10pt"/>
    </style:style>
    <style:style style:name="P46" style:family="paragraph" style:parent-style-name="Standard">
      <style:text-properties fo:color="#000000" style:font-name="DejaVu Sans" fo:font-size="10pt" officeooo:rsid="000884c2" officeooo:paragraph-rsid="0013a9c3" style:font-size-asian="10pt" style:font-size-complex="10pt"/>
    </style:style>
    <style:style style:name="P47" style:family="paragraph" style:parent-style-name="Standard">
      <style:text-properties fo:color="#000000" style:font-name="DejaVu Sans" fo:font-size="10pt" officeooo:rsid="000884c2" officeooo:paragraph-rsid="001516d3" style:font-size-asian="10pt" style:font-size-complex="10pt"/>
    </style:style>
    <style:style style:name="P48" style:family="paragraph" style:parent-style-name="Standard">
      <style:text-properties fo:color="#000000" style:font-name="DejaVu Sans" fo:font-size="10pt" officeooo:rsid="0013a9c3" officeooo:paragraph-rsid="0013a9c3" style:font-size-asian="10pt" style:font-size-complex="10pt"/>
    </style:style>
    <style:style style:name="P49" style:family="paragraph" style:parent-style-name="Standard">
      <style:text-properties fo:color="#000000" style:font-name="DejaVu Sans" fo:font-size="10pt" officeooo:rsid="001516d3" officeooo:paragraph-rsid="001516d3" style:font-size-asian="10pt" style:font-size-complex="10pt"/>
    </style:style>
    <style:style style:name="P50" style:family="paragraph" style:parent-style-name="Standard">
      <style:text-properties fo:color="#000000" style:font-name="DejaVu Sans" fo:font-size="10pt" officeooo:rsid="000cb0df" officeooo:paragraph-rsid="0013a9c3" style:font-size-asian="10pt" style:font-size-complex="10pt"/>
    </style:style>
    <style:style style:name="P51" style:family="paragraph" style:parent-style-name="Standard">
      <style:text-properties fo:color="#000000" style:font-name="DejaVu Sans" fo:font-size="10pt" officeooo:rsid="000e60d4" officeooo:paragraph-rsid="0013a9c3" style:font-size-asian="10pt" style:font-size-complex="10pt"/>
    </style:style>
    <style:style style:name="P52" style:family="paragraph" style:parent-style-name="Standard">
      <style:text-properties fo:color="#ff950e" style:font-name="DejaVu Sans" fo:font-size="10pt" officeooo:rsid="00124360" officeooo:paragraph-rsid="00124360" style:font-size-asian="10pt" style:font-size-complex="10pt"/>
    </style:style>
    <style:style style:name="P53" style:family="paragraph" style:parent-style-name="Standard">
      <style:text-properties officeooo:paragraph-rsid="0013a9c3"/>
    </style:style>
    <style:style style:name="P54" style:family="paragraph" style:parent-style-name="Standard">
      <style:text-properties officeooo:paragraph-rsid="001516d3"/>
    </style:style>
    <style:style style:name="P55" style:family="paragraph" style:parent-style-name="Standard" style:master-page-name="">
      <style:paragraph-properties fo:keep-together="always" style:page-number="auto" fo:keep-with-next="always"/>
      <style:text-properties style:font-name="DejaVu Sans" fo:font-size="10pt" fo:font-weight="bold" officeooo:rsid="000a81aa" officeooo:paragraph-rsid="000b08ea" style:font-size-asian="10pt" style:font-weight-asian="bold" style:font-size-complex="10pt" style:font-weight-complex="bold"/>
    </style:style>
    <style:style style:name="P56" style:family="paragraph" style:parent-style-name="Standard">
      <style:paragraph-properties fo:keep-together="always" fo:keep-with-next="always"/>
      <style:text-properties style:font-name="DejaVu Sans" fo:font-size="10pt" officeooo:rsid="000b08ea" officeooo:paragraph-rsid="000b08ea" style:font-size-asian="10pt" style:font-size-complex="10pt"/>
    </style:style>
    <style:style style:name="P57" style:family="paragraph" style:parent-style-name="Standard">
      <style:paragraph-properties fo:keep-together="always" fo:keep-with-next="always"/>
      <style:text-properties fo:color="#000000" style:font-name="DejaVu Sans" fo:font-size="10pt" officeooo:rsid="000a81aa" officeooo:paragraph-rsid="000b08ea" style:font-size-asian="10pt" style:font-size-complex="10pt"/>
    </style:style>
    <style:style style:name="P58" style:family="paragraph" style:parent-style-name="Table_20_Contents">
      <style:paragraph-properties fo:keep-together="always" fo:keep-with-next="always"/>
      <style:text-properties style:font-name="DejaVu Sans" fo:font-size="10pt" officeooo:rsid="000a81aa" officeooo:paragraph-rsid="000b08ea" style:font-size-asian="10pt" style:font-size-complex="10pt"/>
    </style:style>
    <style:style style:name="P59" style:family="paragraph" style:parent-style-name="Table_20_Contents">
      <style:paragraph-properties fo:keep-together="always" fo:keep-with-next="always"/>
      <style:text-properties fo:color="#004586" style:font-name="DejaVu Sans" fo:font-size="10pt" officeooo:paragraph-rsid="0017d72f" style:font-size-asian="10pt" style:font-size-complex="10pt"/>
    </style:style>
    <style:style style:name="P60" style:family="paragraph" style:parent-style-name="Table_20_Heading">
      <style:paragraph-properties fo:keep-together="always" fo:keep-with-next="always"/>
      <style:text-properties style:font-name="DejaVu Sans" fo:font-size="10pt" officeooo:rsid="000884c2" officeooo:paragraph-rsid="000b08ea" style:font-size-asian="10pt" style:font-size-complex="10pt"/>
    </style:style>
    <style:style style:name="P61" style:family="paragraph" style:parent-style-name="Standard">
      <style:paragraph-properties fo:break-before="page"/>
      <style:text-properties style:font-name="DejaVu Sans" fo:font-size="10pt" fo:font-weight="bold" officeooo:rsid="000e60d4" officeooo:paragraph-rsid="0010b6c0" style:font-size-asian="10pt" style:font-weight-asian="bold" style:font-size-complex="10pt" style:font-weight-complex="bold"/>
    </style:style>
    <style:style style:name="P62" style:family="paragraph" style:parent-style-name="Standard">
      <style:paragraph-properties fo:break-before="page"/>
      <style:text-properties style:font-name="DejaVu Sans" fo:font-size="10pt" fo:font-weight="bold" officeooo:rsid="000e60d4" officeooo:paragraph-rsid="00197aec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style:font-name="DejaVu Sans" fo:font-size="10pt" style:font-size-asian="10pt" style:font-size-complex="10pt"/>
    </style:style>
    <style:style style:name="P64" style:family="paragraph" style:parent-style-name="Table_20_Contents">
      <style:text-properties style:font-name="DejaVu Sans" fo:font-size="10pt" officeooo:rsid="000a81aa" officeooo:paragraph-rsid="000a81aa" style:font-size-asian="10pt" style:font-size-complex="10pt"/>
    </style:style>
    <style:style style:name="P65" style:family="paragraph" style:parent-style-name="Table_20_Contents">
      <style:text-properties style:font-name="DejaVu Sans" fo:font-size="10pt" officeooo:rsid="000a81aa" officeooo:paragraph-rsid="000b08ea" style:font-size-asian="10pt" style:font-size-complex="10pt"/>
    </style:style>
    <style:style style:name="P66" style:family="paragraph" style:parent-style-name="Table_20_Contents">
      <style:text-properties style:font-name="DejaVu Sans" fo:font-size="10pt" officeooo:rsid="000a81aa" officeooo:paragraph-rsid="000cb0df" style:font-size-asian="10pt" style:font-size-complex="10pt"/>
    </style:style>
    <style:style style:name="P67" style:family="paragraph" style:parent-style-name="Table_20_Contents">
      <style:text-properties style:font-name="DejaVu Sans" fo:font-size="10pt" officeooo:rsid="000a81aa" officeooo:paragraph-rsid="0013a9c3" style:font-size-asian="10pt" style:font-size-complex="10pt"/>
    </style:style>
    <style:style style:name="P68" style:family="paragraph" style:parent-style-name="Table_20_Contents">
      <style:text-properties style:font-name="DejaVu Sans" fo:font-size="10pt" officeooo:rsid="000b08ea" officeooo:paragraph-rsid="000b08ea" style:font-size-asian="10pt" style:font-size-complex="10pt"/>
    </style:style>
    <style:style style:name="P69" style:family="paragraph" style:parent-style-name="Table_20_Contents">
      <style:text-properties style:font-name="DejaVu Sans" fo:font-size="10pt" officeooo:rsid="000e60d4" officeooo:paragraph-rsid="000e60d4" style:font-size-asian="10pt" style:font-size-complex="10pt"/>
    </style:style>
    <style:style style:name="P70" style:family="paragraph" style:parent-style-name="Table_20_Contents">
      <style:text-properties style:font-name="DejaVu Sans" fo:font-size="10pt" officeooo:rsid="000e60d4" officeooo:paragraph-rsid="000f68af" style:font-size-asian="10pt" style:font-size-complex="10pt"/>
    </style:style>
    <style:style style:name="P71" style:family="paragraph" style:parent-style-name="Table_20_Contents">
      <style:text-properties style:font-name="DejaVu Sans" fo:font-size="10pt" officeooo:rsid="000e60d4" officeooo:paragraph-rsid="0010b6c0" style:font-size-asian="10pt" style:font-size-complex="10pt"/>
    </style:style>
    <style:style style:name="P72" style:family="paragraph" style:parent-style-name="Table_20_Contents">
      <style:text-properties style:font-name="DejaVu Sans" fo:font-size="10pt" officeooo:rsid="000e60d4" officeooo:paragraph-rsid="0013a9c3" style:font-size-asian="10pt" style:font-size-complex="10pt"/>
    </style:style>
    <style:style style:name="P73" style:family="paragraph" style:parent-style-name="Table_20_Contents">
      <style:text-properties style:font-name="DejaVu Sans" fo:font-size="10pt" officeooo:paragraph-rsid="000e60d4" style:font-size-asian="10pt" style:font-size-complex="10pt"/>
    </style:style>
    <style:style style:name="P74" style:family="paragraph" style:parent-style-name="Table_20_Contents">
      <style:text-properties style:font-name="DejaVu Sans" fo:font-size="10pt" officeooo:rsid="000f68af" officeooo:paragraph-rsid="000f68af" style:font-size-asian="10pt" style:font-size-complex="10pt"/>
    </style:style>
    <style:style style:name="P75" style:family="paragraph" style:parent-style-name="Table_20_Contents">
      <style:text-properties style:font-name="DejaVu Sans" fo:font-size="10pt" officeooo:rsid="000f68af" officeooo:paragraph-rsid="0010b6c0" style:font-size-asian="10pt" style:font-size-complex="10pt"/>
    </style:style>
    <style:style style:name="P76" style:family="paragraph" style:parent-style-name="Table_20_Contents">
      <style:text-properties style:font-name="DejaVu Sans" fo:font-size="10pt" officeooo:rsid="000f68af" officeooo:paragraph-rsid="00197aec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DejaVu Sans" fo:font-size="10pt" officeooo:rsid="0010b6c0" officeooo:paragraph-rsid="0010b6c0" style:font-size-asian="10pt" style:font-size-complex="10pt"/>
    </style:style>
    <style:style style:name="P78" style:family="paragraph" style:parent-style-name="Table_20_Contents">
      <style:text-properties style:font-name="DejaVu Sans" fo:font-size="10pt" officeooo:rsid="00124360" officeooo:paragraph-rsid="00124360" style:font-size-asian="10pt" style:font-size-complex="10pt"/>
    </style:style>
    <style:style style:name="P79" style:family="paragraph" style:parent-style-name="Table_20_Contents">
      <style:text-properties style:font-name="DejaVu Sans" fo:font-size="10pt" officeooo:rsid="0013a9c3" officeooo:paragraph-rsid="0013a9c3" style:font-size-asian="10pt" style:font-size-complex="10pt"/>
    </style:style>
    <style:style style:name="P80" style:family="paragraph" style:parent-style-name="Table_20_Contents">
      <style:text-properties style:font-name="DejaVu Sans" fo:font-size="10pt" officeooo:rsid="001516d3" officeooo:paragraph-rsid="001516d3" style:font-size-asian="10pt" style:font-size-complex="10pt"/>
    </style:style>
    <style:style style:name="P81" style:family="paragraph" style:parent-style-name="Table_20_Contents">
      <style:text-properties style:font-name="DejaVu Sans" fo:font-size="10pt" officeooo:rsid="000cb0df" officeooo:paragraph-rsid="000cb0df" style:font-size-asian="10pt" style:font-size-complex="10pt"/>
    </style:style>
    <style:style style:name="P82" style:family="paragraph" style:parent-style-name="Table_20_Contents">
      <style:text-properties style:font-name="DejaVu Sans" fo:font-size="10pt" officeooo:rsid="000cb0df" officeooo:paragraph-rsid="0013a9c3" style:font-size-asian="10pt" style:font-size-complex="10pt"/>
    </style:style>
    <style:style style:name="P83" style:family="paragraph" style:parent-style-name="Table_20_Contents">
      <style:text-properties style:font-name="DejaVu Sans" fo:font-size="10pt" officeooo:rsid="0016819d" officeooo:paragraph-rsid="0016819d" style:font-size-asian="10pt" style:font-size-complex="10pt"/>
    </style:style>
    <style:style style:name="P84" style:family="paragraph" style:parent-style-name="Table_20_Contents">
      <style:text-properties style:font-name="DejaVu Sans" fo:font-size="10pt" officeooo:paragraph-rsid="0017d72f" style:font-size-asian="10pt" style:font-size-complex="10pt"/>
    </style:style>
    <style:style style:name="P85" style:family="paragraph" style:parent-style-name="Table_20_Contents">
      <style:text-properties fo:color="#004586" style:font-name="DejaVu Sans" fo:font-size="10pt" officeooo:paragraph-rsid="000a81aa" style:font-size-asian="10pt" style:font-size-complex="10pt"/>
    </style:style>
    <style:style style:name="P86" style:family="paragraph" style:parent-style-name="Table_20_Contents">
      <style:text-properties fo:color="#004586" style:font-name="DejaVu Sans" fo:font-size="10pt" officeooo:paragraph-rsid="0017d72f" style:font-size-asian="10pt" style:font-size-complex="10pt"/>
    </style:style>
    <style:style style:name="P87" style:family="paragraph" style:parent-style-name="Table_20_Contents">
      <style:text-properties fo:color="#004586" style:font-name="DejaVu Sans" fo:font-size="10pt" officeooo:paragraph-rsid="00197aec" style:font-size-asian="10pt" style:font-size-complex="10pt"/>
    </style:style>
    <style:style style:name="P88" style:family="paragraph" style:parent-style-name="Table_20_Contents">
      <style:text-properties fo:color="#000000" style:font-name="DejaVu Sans" fo:font-size="10pt" officeooo:rsid="000f68af" officeooo:paragraph-rsid="00197aec" style:font-size-asian="10pt" style:font-size-complex="10pt"/>
    </style:style>
    <style:style style:name="P89" style:family="paragraph" style:parent-style-name="Table_20_Contents">
      <style:text-properties fo:color="#0066cc" style:font-name="DejaVu Sans" fo:font-size="10pt" officeooo:rsid="00197aec" officeooo:paragraph-rsid="00197aec" style:font-size-asian="10pt" style:font-size-complex="10pt"/>
    </style:style>
    <style:style style:name="P90" style:family="paragraph" style:parent-style-name="Table_20_Heading">
      <style:text-properties style:font-name="DejaVu Sans" fo:font-size="10pt" officeooo:rsid="000884c2" officeooo:paragraph-rsid="000884c2" style:font-size-asian="10pt" style:font-size-complex="10pt"/>
    </style:style>
    <style:style style:name="P91" style:family="paragraph" style:parent-style-name="Table_20_Heading">
      <style:text-properties style:font-name="DejaVu Sans" fo:font-size="10pt" officeooo:rsid="000884c2" officeooo:paragraph-rsid="000a81aa" style:font-size-asian="10pt" style:font-size-complex="10pt"/>
    </style:style>
    <style:style style:name="P92" style:family="paragraph" style:parent-style-name="Table_20_Heading">
      <style:text-properties style:font-name="DejaVu Sans" fo:font-size="10pt" officeooo:rsid="000884c2" officeooo:paragraph-rsid="000b08ea" style:font-size-asian="10pt" style:font-size-complex="10pt"/>
    </style:style>
    <style:style style:name="P93" style:family="paragraph" style:parent-style-name="Table_20_Heading">
      <style:text-properties style:font-name="DejaVu Sans" fo:font-size="10pt" officeooo:rsid="000884c2" officeooo:paragraph-rsid="000cb0df" style:font-size-asian="10pt" style:font-size-complex="10pt"/>
    </style:style>
    <style:style style:name="P94" style:family="paragraph" style:parent-style-name="Table_20_Heading">
      <style:text-properties style:font-name="DejaVu Sans" fo:font-size="10pt" officeooo:rsid="000884c2" officeooo:paragraph-rsid="000e60d4" style:font-size-asian="10pt" style:font-size-complex="10pt"/>
    </style:style>
    <style:style style:name="P95" style:family="paragraph" style:parent-style-name="Table_20_Heading">
      <style:text-properties style:font-name="DejaVu Sans" fo:font-size="10pt" officeooo:rsid="000884c2" officeooo:paragraph-rsid="0010b6c0" style:font-size-asian="10pt" style:font-size-complex="10pt"/>
    </style:style>
    <style:style style:name="P96" style:family="paragraph" style:parent-style-name="Table_20_Heading">
      <style:text-properties style:font-name="DejaVu Sans" fo:font-size="10pt" officeooo:rsid="000884c2" officeooo:paragraph-rsid="00124360" style:font-size-asian="10pt" style:font-size-complex="10pt"/>
    </style:style>
    <style:style style:name="P97" style:family="paragraph" style:parent-style-name="Title">
      <style:text-properties officeooo:rsid="00124360" officeooo:paragraph-rsid="00124360"/>
    </style:style>
    <style:style style:name="P98" style:family="paragraph" style:parent-style-name="Standard" style:master-page-name="">
      <style:paragraph-properties fo:margin-left="0.3118in" fo:margin-right="0in" fo:text-indent="0in" style:auto-text-indent="false" style:page-number="auto"/>
      <style:text-properties style:font-name="DejaVu Sans" fo:font-size="10pt" officeooo:rsid="000884c2" officeooo:paragraph-rsid="000884c2" style:font-size-asian="10pt" style:font-size-complex="10pt"/>
    </style:style>
    <style:style style:name="P99" style:family="paragraph" style:parent-style-name="Standard">
      <style:paragraph-properties fo:margin-left="0.3118in" fo:margin-right="0in" fo:text-indent="0in" style:auto-text-indent="false"/>
      <style:text-properties fo:color="#ff6633" style:font-name="DejaVu Sans" fo:font-size="10pt" officeooo:rsid="000884c2" officeooo:paragraph-rsid="000884c2" style:font-size-asian="10pt" style:font-size-complex="10pt"/>
    </style:style>
    <style:style style:name="P100" style:family="paragraph" style:parent-style-name="Standard">
      <style:paragraph-properties fo:margin-left="0.3118in" fo:margin-right="0in" fo:text-indent="0in" style:auto-text-indent="false"/>
      <style:text-properties fo:color="#008000" style:font-name="DejaVu Sans" fo:font-size="10pt" officeooo:rsid="000884c2" officeooo:paragraph-rsid="000884c2" style:font-size-asian="10pt" style:font-size-complex="10pt"/>
    </style:style>
    <style:style style:name="P101" style:family="paragraph" style:parent-style-name="Standard">
      <style:paragraph-properties fo:margin-left="0.3118in" fo:margin-right="0in" fo:text-indent="0in" style:auto-text-indent="false"/>
      <style:text-properties fo:color="#0066cc" style:font-name="DejaVu Sans" fo:font-size="10pt" officeooo:rsid="000884c2" officeooo:paragraph-rsid="00197aec" style:font-size-asian="10pt" style:font-size-complex="10pt"/>
    </style:style>
    <style:style style:name="P102" style:family="paragraph" style:parent-style-name="Standard">
      <style:paragraph-properties fo:margin-left="0.3118in" fo:margin-right="0in" fo:text-indent="0in" style:auto-text-indent="false"/>
      <style:text-properties fo:color="#0066cc" style:font-name="DejaVu Sans" fo:font-size="10pt" officeooo:rsid="000884c2" officeooo:paragraph-rsid="001b136f" style:font-size-asian="10pt" style:font-size-complex="10pt"/>
    </style:style>
    <style:style style:name="P103" style:family="paragraph" style:parent-style-name="Standard">
      <style:paragraph-properties fo:margin-left="0in" fo:margin-right="0in" fo:text-indent="0in" style:auto-text-indent="false"/>
      <style:text-properties officeooo:rsid="000884c2" officeooo:paragraph-rsid="001b136f"/>
    </style:style>
    <style:style style:name="P104" style:family="paragraph" style:parent-style-name="Quotations" style:master-page-name="">
      <style:paragraph-properties fo:margin-left="0in" fo:margin-right="0.3752in" fo:margin-top="0in" fo:margin-bottom="0.1965in" style:contextual-spacing="false" fo:text-indent="0in" style:auto-text-indent="false" style:page-number="auto"/>
      <style:text-properties style:font-name="DejaVu Sans" fo:font-size="8pt" officeooo:rsid="000884c2" style:font-size-asian="8pt" style:font-size-complex="8pt"/>
    </style:style>
    <style:style style:name="P105" style:family="paragraph" style:parent-style-name="Standard">
      <style:paragraph-properties fo:margin-left="0in" fo:margin-right="0in" fo:text-indent="0in" style:auto-text-indent="false"/>
      <style:text-properties style:use-window-font-color="true" style:font-name="DejaVu Sans" fo:font-size="10pt" officeooo:rsid="001b136f" officeooo:paragraph-rsid="001b136f" style:font-size-asian="10pt" style:font-size-complex="10pt"/>
    </style:style>
    <style:style style:name="P106" style:family="paragraph" style:parent-style-name="Standard">
      <style:text-properties style:font-name="DejaVu Sans" fo:font-size="10pt" fo:font-weight="bold" officeooo:rsid="000a81aa" officeooo:paragraph-rsid="001d097b" style:font-size-asian="10pt" style:font-weight-asian="bold" style:font-size-complex="10pt" style:font-weight-complex="bold"/>
    </style:style>
    <style:style style:name="P107" style:family="paragraph" style:parent-style-name="Standard">
      <style:text-properties style:font-name="DejaVu Sans" fo:font-size="10pt" fo:font-weight="bold" officeooo:rsid="000b08ea" officeooo:paragraph-rsid="001d097b" style:font-size-asian="10pt" style:font-weight-asian="bold" style:font-size-complex="10pt" style:font-weight-complex="bold"/>
    </style:style>
    <style:style style:name="P108" style:family="paragraph" style:parent-style-name="Standard">
      <style:text-properties style:font-name="DejaVu Sans" fo:font-size="10pt" fo:font-weight="bold" officeooo:rsid="00124360" officeooo:paragraph-rsid="00124360" style:font-size-asian="10pt" style:font-weight-asian="bold" style:font-size-complex="10pt" style:font-weight-complex="bold"/>
    </style:style>
    <style:style style:name="P109" style:family="paragraph" style:parent-style-name="Standard">
      <style:text-properties style:font-name="DejaVu Sans" fo:font-size="10pt" fo:font-weight="bold" officeooo:rsid="00124360" officeooo:paragraph-rsid="001d097b" style:font-size-asian="10pt" style:font-weight-asian="bold" style:font-size-complex="10pt" style:font-weight-complex="bold"/>
    </style:style>
    <style:style style:name="P110" style:family="paragraph" style:parent-style-name="Standard">
      <style:text-properties style:font-name="DejaVu Sans" fo:font-size="10pt" fo:font-weight="bold" officeooo:rsid="001d097b" officeooo:paragraph-rsid="001d097b" style:font-size-asian="10pt" style:font-weight-asian="bold" style:font-size-complex="10pt" style:font-weight-complex="bold"/>
    </style:style>
    <style:style style:name="P111" style:family="paragraph" style:parent-style-name="Standard" style:list-style-name="">
      <style:text-properties style:font-name="DejaVu Sans" fo:font-size="10pt" officeooo:rsid="000b08ea" officeooo:paragraph-rsid="001d097b" style:font-size-asian="10pt" style:font-size-complex="10pt"/>
    </style:style>
    <style:style style:name="P112" style:family="paragraph" style:parent-style-name="Standard">
      <style:text-properties style:font-name="DejaVu Sans" fo:font-size="10pt" officeooo:rsid="000b08ea" officeooo:paragraph-rsid="001d097b" style:font-size-asian="10pt" style:font-size-complex="10pt"/>
    </style:style>
    <style:style style:name="P113" style:family="paragraph" style:parent-style-name="Standard">
      <style:text-properties style:font-name="DejaVu Sans" fo:font-size="10pt" officeooo:rsid="001d097b" officeooo:paragraph-rsid="001d097b" style:font-size-asian="10pt" style:font-size-complex="10pt"/>
    </style:style>
    <style:style style:name="P114" style:family="paragraph" style:parent-style-name="Standard">
      <style:text-properties style:font-name="DejaVu Sans" fo:font-size="10pt" officeooo:rsid="00124360" officeooo:paragraph-rsid="001d097b" style:font-size-asian="10pt" style:font-size-complex="10pt"/>
    </style:style>
    <style:style style:name="P115" style:family="paragraph" style:parent-style-name="Standard">
      <style:text-properties fo:color="#000000" style:font-name="DejaVu Sans" fo:font-size="10pt" officeooo:rsid="000a81aa" officeooo:paragraph-rsid="001d097b" style:font-size-asian="10pt" style:font-size-complex="10pt"/>
    </style:style>
    <style:style style:name="P116" style:family="paragraph" style:parent-style-name="Standard">
      <style:text-properties fo:color="#000000" style:font-name="DejaVu Sans" fo:font-size="10pt" officeooo:rsid="00124360" officeooo:paragraph-rsid="001d097b" style:font-size-asian="10pt" style:font-size-complex="10pt"/>
    </style:style>
    <style:style style:name="P117" style:family="paragraph" style:parent-style-name="Standard">
      <style:text-properties fo:color="#000000" style:font-name="DejaVu Sans" fo:font-size="10pt" officeooo:rsid="001d097b" officeooo:paragraph-rsid="001d097b" style:font-size-asian="10pt" style:font-size-complex="10pt"/>
    </style:style>
    <style:style style:name="P118" style:family="paragraph" style:parent-style-name="Standard">
      <style:paragraph-properties fo:keep-together="always" fo:keep-with-next="always"/>
      <style:text-properties style:font-name="DejaVu Sans" fo:font-size="10pt" officeooo:rsid="000b08ea" officeooo:paragraph-rsid="001d097b" style:font-size-asian="10pt" style:font-size-complex="10pt"/>
    </style:style>
    <style:style style:name="P119" style:family="paragraph" style:parent-style-name="Standard">
      <style:paragraph-properties fo:keep-together="always" fo:keep-with-next="always"/>
      <style:text-properties fo:color="#000000" style:font-name="DejaVu Sans" fo:font-size="10pt" officeooo:rsid="000a81aa" officeooo:paragraph-rsid="001d097b" style:font-size-asian="10pt" style:font-size-complex="10pt"/>
    </style:style>
    <style:style style:name="P120" style:family="paragraph" style:parent-style-name="Standard" style:list-style-name="">
      <style:paragraph-properties fo:keep-together="always" fo:keep-with-next="always"/>
      <style:text-properties fo:color="#004586" style:font-name="DejaVu Sans" fo:font-size="10pt" fo:font-weight="bold" officeooo:rsid="000b08ea" officeooo:paragraph-rsid="001d097b" fo:background-color="#ffff00" style:font-size-asian="10pt" style:font-weight-asian="bold" style:font-size-complex="10pt" style:font-weight-complex="bold"/>
    </style:style>
    <style:style style:name="P121" style:family="paragraph" style:parent-style-name="Standard" style:master-page-name="">
      <style:paragraph-properties fo:keep-together="always" style:page-number="auto" fo:keep-with-next="always"/>
      <style:text-properties style:font-name="DejaVu Sans" fo:font-size="10pt" fo:font-weight="bold" officeooo:rsid="000a81aa" officeooo:paragraph-rsid="001d097b" style:font-size-asian="10pt" style:font-weight-asian="bold" style:font-size-complex="10pt" style:font-weight-complex="bold"/>
    </style:style>
    <style:style style:name="P122" style:family="paragraph" style:parent-style-name="Table_20_Contents">
      <style:text-properties fo:color="#004586" style:font-name="DejaVu Sans" fo:font-size="10pt" officeooo:rsid="0016819d" officeooo:paragraph-rsid="000884c2" style:font-size-asian="10pt" style:font-size-complex="10pt"/>
    </style:style>
    <style:style style:name="P123" style:family="paragraph" style:parent-style-name="Table_20_Contents">
      <style:text-properties fo:color="#004586" style:font-name="DejaVu Sans" fo:font-size="10pt" officeooo:paragraph-rsid="001d097b" style:font-size-asian="10pt" style:font-size-complex="10pt"/>
    </style:style>
    <style:style style:name="P124" style:family="paragraph" style:parent-style-name="Table_20_Contents">
      <style:text-properties style:font-name="DejaVu Sans" fo:font-size="10pt" officeooo:rsid="000a81aa" officeooo:paragraph-rsid="001d097b" style:font-size-asian="10pt" style:font-size-complex="10pt"/>
    </style:style>
    <style:style style:name="P125" style:family="paragraph" style:parent-style-name="Table_20_Contents">
      <style:text-properties style:font-name="DejaVu Sans" fo:font-size="10pt" officeooo:rsid="000b08ea" officeooo:paragraph-rsid="001d097b" style:font-size-asian="10pt" style:font-size-complex="10pt"/>
    </style:style>
    <style:style style:name="P126" style:family="paragraph" style:parent-style-name="Table_20_Contents">
      <style:text-properties style:font-name="DejaVu Sans" fo:font-size="10pt" officeooo:rsid="001d097b" officeooo:paragraph-rsid="001d097b" style:font-size-asian="10pt" style:font-size-complex="10pt"/>
    </style:style>
    <style:style style:name="P127" style:family="paragraph" style:parent-style-name="Table_20_Contents">
      <style:text-properties style:font-name="DejaVu Sans" fo:font-size="10pt" officeooo:rsid="001d097b" officeooo:paragraph-rsid="001e1f5e" style:font-size-asian="10pt" style:font-size-complex="10pt"/>
    </style:style>
    <style:style style:name="P128" style:family="paragraph" style:parent-style-name="Table_20_Contents">
      <style:text-properties style:font-name="DejaVu Sans" fo:font-size="10pt" officeooo:rsid="00124360" officeooo:paragraph-rsid="001d097b" style:font-size-asian="10pt" style:font-size-complex="10pt"/>
    </style:style>
    <style:style style:name="P129" style:family="paragraph" style:parent-style-name="Table_20_Contents">
      <style:text-properties fo:color="#0066cc" style:font-name="DejaVu Sans" fo:font-size="10pt" officeooo:rsid="00197aec" officeooo:paragraph-rsid="001d097b" style:font-size-asian="10pt" style:font-size-complex="10pt"/>
    </style:style>
    <style:style style:name="P130" style:family="paragraph" style:parent-style-name="Table_20_Contents">
      <style:paragraph-properties fo:keep-together="always" fo:keep-with-next="always"/>
      <style:text-properties style:font-name="DejaVu Sans" fo:font-size="10pt" officeooo:rsid="000a81aa" officeooo:paragraph-rsid="001d097b" style:font-size-asian="10pt" style:font-size-complex="10pt"/>
    </style:style>
    <style:style style:name="P131" style:family="paragraph" style:parent-style-name="Table_20_Contents">
      <style:paragraph-properties fo:keep-together="always" fo:keep-with-next="always"/>
      <style:text-properties fo:color="#004586" style:font-name="DejaVu Sans" fo:font-size="10pt" officeooo:rsid="001d097b" officeooo:paragraph-rsid="001d097b" fo:background-color="#ffff00" style:font-size-asian="10pt" style:font-size-complex="10pt"/>
    </style:style>
    <style:style style:name="P132" style:family="paragraph" style:parent-style-name="Table_20_Contents">
      <style:paragraph-properties fo:keep-together="always" fo:keep-with-next="always"/>
      <style:text-properties fo:color="#004586" style:font-name="DejaVu Sans" fo:font-size="10pt" officeooo:rsid="001d097b" officeooo:paragraph-rsid="001e1f5e" fo:background-color="#ffff00" style:font-size-asian="10pt" style:font-size-complex="10pt"/>
    </style:style>
    <style:style style:name="P133" style:family="paragraph" style:parent-style-name="Table_20_Heading">
      <style:text-properties style:font-name="DejaVu Sans" fo:font-size="10pt" officeooo:rsid="000884c2" officeooo:paragraph-rsid="001d097b" style:font-size-asian="10pt" style:font-size-complex="10pt"/>
    </style:style>
    <style:style style:name="P134" style:family="paragraph" style:parent-style-name="Table_20_Heading">
      <style:paragraph-properties fo:keep-together="always" fo:keep-with-next="always"/>
      <style:text-properties style:font-name="DejaVu Sans" fo:font-size="10pt" officeooo:rsid="000884c2" officeooo:paragraph-rsid="001d097b" style:font-size-asian="10pt" style:font-size-complex="10pt"/>
    </style:style>
    <style:style style:name="P135" style:family="paragraph" style:parent-style-name="Heading_20_1">
      <style:text-properties officeooo:paragraph-rsid="00197aec"/>
    </style:style>
    <style:style style:name="P136" style:family="paragraph" style:parent-style-name="Heading_20_1" style:list-style-name="">
      <style:text-properties officeooo:paragraph-rsid="001d097b"/>
    </style:style>
    <style:style style:name="P137" style:family="paragraph" style:parent-style-name="Heading_20_1">
      <style:paragraph-properties fo:break-before="page"/>
    </style:style>
    <style:style style:name="P138" style:family="paragraph" style:parent-style-name="Heading_20_1">
      <style:paragraph-properties fo:break-before="page"/>
      <style:text-properties officeooo:rsid="000e60d4"/>
    </style:style>
    <style:style style:name="P139" style:family="paragraph" style:parent-style-name="Heading_20_1">
      <style:paragraph-properties fo:break-before="page"/>
      <style:text-properties officeooo:paragraph-rsid="00197aec"/>
    </style:style>
    <style:style style:name="P140" style:family="paragraph" style:parent-style-name="Heading_20_1">
      <style:paragraph-properties fo:break-before="page"/>
      <style:text-properties officeooo:paragraph-rsid="001d097b"/>
    </style:style>
    <style:style style:name="T1" style:family="text">
      <style:text-properties officeooo:rsid="000884c2"/>
    </style:style>
    <style:style style:name="T2" style:family="text">
      <style:text-properties officeooo:rsid="000a81aa"/>
    </style:style>
    <style:style style:name="T3" style:family="text">
      <style:text-properties officeooo:rsid="000b08ea"/>
    </style:style>
    <style:style style:name="T4" style:family="text">
      <style:text-properties fo:color="#000000"/>
    </style:style>
    <style:style style:name="T5" style:family="text">
      <style:text-properties fo:color="#000000" officeooo:rsid="0010b6c0"/>
    </style:style>
    <style:style style:name="T6" style:family="text">
      <style:text-properties officeooo:rsid="000cb0df"/>
    </style:style>
    <style:style style:name="T7" style:family="text">
      <style:text-properties officeooo:rsid="000e60d4"/>
    </style:style>
    <style:style style:name="T8" style:family="text">
      <style:text-properties officeooo:rsid="000f68af"/>
    </style:style>
    <style:style style:name="T9" style:family="text">
      <style:text-properties officeooo:rsid="0010b6c0"/>
    </style:style>
    <style:style style:name="T10" style:family="text">
      <style:text-properties officeooo:rsid="00124360"/>
    </style:style>
    <style:style style:name="T11" style:family="text">
      <style:text-properties officeooo:rsid="0013a9c3"/>
    </style:style>
    <style:style style:name="T12" style:family="text">
      <style:text-properties officeooo:rsid="001516d3"/>
    </style:style>
    <style:style style:name="T13" style:family="text">
      <style:text-properties officeooo:rsid="0016819d"/>
    </style:style>
    <style:style style:name="T14" style:family="text">
      <style:text-properties officeooo:rsid="0017d72f"/>
    </style:style>
    <style:style style:name="T15" style:family="text">
      <style:text-properties officeooo:rsid="00191b6b"/>
    </style:style>
    <style:style style:name="T16" style:family="text">
      <style:text-properties officeooo:rsid="00197aec"/>
    </style:style>
    <style:style style:name="T17" style:family="text">
      <style:text-properties officeooo:rsid="001b136f"/>
    </style:style>
    <style:style style:name="T18" style:family="text">
      <style:text-properties officeooo:rsid="001d097b"/>
    </style:style>
    <style:style style:name="T19" style:family="text">
      <style:text-properties officeooo:rsid="001e1f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Inkscope calls from GUI</text:p>
      <text:p text:style-name="P103"/>
      <text:p text:style-name="P105">This document reflects Inkscope GUI calls in master branch of inkscope <text:span text:style-name="T19">(Mar. 26, 2015) </text:span>.</text:p>
      <text:p text:style-name="P105">“Could use” column evaluates how Inkscope could use Calamari Rest API to replace actual calls.</text:p>
      <text:p text:style-name="P102"/>
      <text:p text:style-name="P30">Legend:</text:p>
      <text:p text:style-name="P98">Ceph rest api call</text:p>
      <text:p text:style-name="P99">MongoDB call</text:p>
      <text:p text:style-name="P100">InkscopeCtrl Api call </text:p>
      <text:p text:style-name="P101"><text:span text:style-name="T16">Calamari</text:span> Api call <text:span text:style-name="T17">(as known in master branch of Calamari documentation Nov. 6, 2014)</text:span> </text:p>
      <text:h text:style-name="Heading_20_1" text:outline-level="1">Dashboard</text:h>
      <text:p text:style-name="P11"/>
      <table:table table:name="Dashboard" table:style-name="Dashboard">
        <table:table-column table:style-name="Dashboard.A"/>
        <table:table-column table:style-name="Dashboard.B"/>
        <table:table-column table:style-name="Dashboard.C"/>
        <table:table-column table:style-name="Dashboard.D"/>
        <table:table-header-rows>
          <table:table-row>
            <table:table-cell table:style-name="Dashboard.A1" office:value-type="string">
              <text:p text:style-name="P90">Angular Ctrl func.</text:p>
            </table:table-cell>
            <table:table-cell table:style-name="Dashboard.A1" office:value-type="string">
              <text:p text:style-name="P90">Uses</text:p>
            </table:table-cell>
            <table:table-cell table:style-name="Dashboard.A1" office:value-type="string">
              <text:p text:style-name="P90">Needs</text:p>
            </table:table-cell>
            <table:table-cell table:style-name="Dashboard.D1" office:value-type="string">
              <text:p text:style-name="P90">Could use</text:p>
            </table:table-cell>
          </table:table-row>
        </table:table-header-rows>
        <table:table-row>
          <table:table-cell table:style-name="Dashboard.A2" office:value-type="string">
            <text:p text:style-name="P13"><text:span text:style-name="T11">StatusCtrl </text:span>refreshData</text:p>
          </table:table-cell>
          <table:table-cell table:style-name="Dashboard.A2" office:value-type="string">
            <text:p text:style-name="P11">ceph-rest-api/status</text:p>
          </table:table-cell>
          <table:table-cell table:style-name="Dashboard.A2" office:value-type="string">
            <text:p text:style-name="P79">Detailed cluster status</text:p>
          </table:table-cell>
          <table:table-cell table:style-name="Dashboard.D2" office:value-type="string">
            <text:p text:style-name="P63">?</text:p>
          </table:table-cell>
        </table:table-row>
        <table:table-row>
          <table:table-cell table:style-name="Dashboard.A2" office:value-type="string">
            <text:p text:style-name="P13"><text:span text:style-name="T11">StatusCtrl </text:span>refreshPGData</text:p>
          </table:table-cell>
          <table:table-cell table:style-name="Dashboard.A2" office:value-type="string">
            <text:p text:style-name="P11">ceph-rest-api/<text:bookmark-start text:name="__DdeLink__1724_580941849"/>pg/stat<text:bookmark-end text:name="__DdeLink__1724_580941849"/></text:p>
          </table:table-cell>
          <table:table-cell table:style-name="Dashboard.A2" office:value-type="string">
            <text:p text:style-name="P64">Stats on pools concerns by pg health</text:p>
          </table:table-cell>
          <table:table-cell table:style-name="Dashboard.D2" office:value-type="string">
            <text:p text:style-name="P84">?</text:p>
          </table:table-cell>
        </table:table-row>
        <table:table-row>
          <table:table-cell table:style-name="Dashboard.A2" office:value-type="string">
            <text:p text:style-name="P13"><text:span text:style-name="T11">StatusCtrl </text:span>refreshOSDData</text:p>
          </table:table-cell>
          <table:table-cell table:style-name="Dashboard.A2" office:value-type="string">
            <text:p text:style-name="P1">inkscopeCtrl/ceph/osd</text:p>
          </table:table-cell>
          <table:table-cell table:style-name="Dashboard.A2" office:value-type="string">
            <text:p text:style-name="P64">Details on osd status in, up, down...</text:p>
          </table:table-cell>
          <table:table-cell table:style-name="Dashboard.D2" office:value-type="string">
            <text:p text:style-name="P85"><text:span text:style-name="T13">&lt;cluster&gt;*</text:span>/<text:span text:style-name="T13">osd</text:span></text:p>
          </table:table-cell>
        </table:table-row>
      </table:table>
      <text:p text:style-name="P104">*&lt;cluster&gt; is a shortcut for “cluster/&lt;fsid&gt;”</text:p>
      <text:h text:style-name="Heading_20_1" text:outline-level="1">Cluster <text:span text:style-name="T11">m</text:span>enu</text:h>
      <text:p text:style-name="P31">Host<text:span text:style-name="T11">s</text:span></text:p>
      <text:p text:style-name="P11"><text:bookmark-start text:name="__DdeLink__2_34073255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90">Angular Ctrl func.</text:p>
            </table:table-cell>
            <table:table-cell table:style-name="Table1.A1" office:value-type="string">
              <text:p text:style-name="P90">Uses</text:p>
            </table:table-cell>
            <table:table-cell table:style-name="Table1.A1" office:value-type="string">
              <text:p text:style-name="P90">Needs</text:p>
            </table:table-cell>
            <table:table-cell table:style-name="Table1.D1" office:value-type="string">
              <text:p text:style-name="P90">Could use</text:p>
            </table:table-cell>
          </table:table-row>
        </table:table-header-rows>
        <table:table-row>
          <table:table-cell table:style-name="Table1.A2" office:value-type="string">
            <text:p text:style-name="P11">refresh<text:span text:style-name="T2">Hosts</text:span></text:p>
          </table:table-cell>
          <table:table-cell table:style-name="Table1.A2" office:value-type="string">
            <text:p text:style-name="P1"><text:bookmark-start text:name="__DdeLink__5_340732558"/>inkscopeCtrl/ceph/<text:span text:style-name="T2">hosts</text:span><text:bookmark-end text:name="__DdeLink__5_340732558"/></text:p>
          </table:table-cell>
          <table:table-cell table:style-name="Table1.A2" office:value-type="string">
            <text:p text:style-name="P83">Hosts/server info</text:p>
          </table:table-cell>
          <table:table-cell table:style-name="Table1.D2" office:value-type="string">
            <text:p text:style-name="P122">server</text:p>
          </table:table-cell>
        </table:table-row>
      </table:table>
      <text:p text:style-name="P11"><text:bookmark-end text:name="__DdeLink__2_340732558"/></text:p>
      <text:p text:style-name="P30">Cluster general flags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91">Angular Ctrl func.</text:p>
            </table:table-cell>
            <table:table-cell table:style-name="Table2.A1" office:value-type="string">
              <text:p text:style-name="P91">Uses</text:p>
            </table:table-cell>
            <table:table-cell table:style-name="Table2.A1" office:value-type="string">
              <text:p text:style-name="P91">Needs</text:p>
            </table:table-cell>
            <table:table-cell table:style-name="Table2.D1" office:value-type="string">
              <text:p text:style-name="P91">Could use</text:p>
            </table:table-cell>
          </table:table-row>
        </table:table-header-rows>
        <table:table-row>
          <table:table-cell table:style-name="Table2.A2" office:value-type="string">
            <text:p text:style-name="P14">refreshData</text:p>
          </table:table-cell>
          <table:table-cell table:style-name="Table2.A2" office:value-type="string">
            <text:p text:style-name="P12">ceph-rest-api/<text:span text:style-name="T2">osd/dump</text:span></text:p>
          </table:table-cell>
          <table:table-cell table:style-name="Table2.A2" office:value-type="string">
            <text:p text:style-name="P64">Get flags </text:p>
          </table:table-cell>
          <table:table-cell table:style-name="Table2.D2" office:value-type="string">
            <text:p text:style-name="P85"><text:span text:style-name="T13">&lt;cluster&gt;</text:span>/<text:span text:style-name="T13">osd_config</text:span></text:p>
          </table:table-cell>
        </table:table-row>
        <table:table-row>
          <table:table-cell table:style-name="Table2.A2" office:value-type="string">
            <text:p text:style-name="P14">setFlag</text:p>
          </table:table-cell>
          <table:table-cell table:style-name="Table2.A2" office:value-type="string">
            <text:p text:style-name="P14">ceph-rest-api/osd/set</text:p>
          </table:table-cell>
          <table:table-cell table:style-name="Table2.A2" office:value-type="string">
            <text:p text:style-name="P64">Set flag</text:p>
          </table:table-cell>
          <table:table-cell table:style-name="Table2.D2" office:value-type="string">
            <text:p text:style-name="P85"><text:span text:style-name="T13">&lt;cluster&gt;</text:span>/<text:span text:style-name="T13">osd_config</text:span></text:p>
          </table:table-cell>
        </table:table-row>
        <table:table-row>
          <table:table-cell table:style-name="Table2.A2" office:value-type="string">
            <text:p text:style-name="P14">unsetFlag</text:p>
          </table:table-cell>
          <table:table-cell table:style-name="Table2.A2" office:value-type="string">
            <text:p text:style-name="P14">ceph-rest-api/osd/unset</text:p>
          </table:table-cell>
          <table:table-cell table:style-name="Table2.A2" office:value-type="string">
            <text:p text:style-name="P64">Unset flag</text:p>
          </table:table-cell>
          <table:table-cell table:style-name="Table2.D2" office:value-type="string">
            <text:p text:style-name="P85"><text:span text:style-name="T13">&lt;cluster&gt;</text:span>/<text:span text:style-name="T13">osd_config</text:span></text:p>
          </table:table-cell>
        </table:table-row>
      </table:table>
      <text:p text:style-name="P12"/>
      <text:p text:style-name="P62"/>
      <text:h text:style-name="P135" text:outline-level="1">OSD <text:span text:style-name="T11">m</text:span>enu</text:h>
      <text:p text:style-name="P31">Osd status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91">Angular Ctrl func.</text:p>
            </table:table-cell>
            <table:table-cell table:style-name="Table3.A1" office:value-type="string">
              <text:p text:style-name="P91">Uses</text:p>
            </table:table-cell>
            <table:table-cell table:style-name="Table3.A1" office:value-type="string">
              <text:p text:style-name="P91">Needs</text:p>
            </table:table-cell>
            <table:table-cell table:style-name="Table3.D1" office:value-type="string">
              <text:p text:style-name="P91">Could use</text:p>
            </table:table-cell>
          </table:table-row>
        </table:table-header-rows>
        <table:table-row>
          <table:table-cell table:style-name="Table3.A2" office:value-type="string">
            <text:p text:style-name="P14">getOsds</text:p>
          </table:table-cell>
          <table:table-cell table:style-name="Table3.A2" office:value-type="string">
            <text:p text:style-name="P2"><text:bookmark-start text:name="__DdeLink__11_340732558"/>inkscopeCtrl<text:bookmark-end text:name="__DdeLink__11_340732558"/>/ceph/<text:span text:style-name="T2">osds</text:span></text:p>
          </table:table-cell>
          <table:table-cell table:style-name="Table3.A2" office:value-type="string">
            <text:p text:style-name="P64">Get osd info: state, host/partition, space used, capacity,address</text:p>
          </table:table-cell>
          <table:table-cell table:style-name="Table3.D2" office:value-type="string">
            <text:p text:style-name="P86"><text:span text:style-name="T13">&lt;cluster&gt;</text:span>/<text:span text:style-name="T14">osd <text:line-break/>but don't give space used, capacity,address</text:span></text:p>
          </table:table-cell>
        </table:table-row>
        <table:table-row>
          <table:table-cell table:style-name="Table3.A2" office:value-type="string">
            <text:p text:style-name="P14">osdIn</text:p>
          </table:table-cell>
          <table:table-cell table:style-name="Table3.A2" office:value-type="string">
            <text:p text:style-name="P14">ceph-rest-api/osd/in</text:p>
          </table:table-cell>
          <table:table-cell table:style-name="Table3.A2" office:value-type="string">
            <text:p text:style-name="P64">Set osd in</text:p>
          </table:table-cell>
          <table:table-cell table:style-name="Table3.D2" office:value-type="string">
            <text:p text:style-name="P86"><text:span text:style-name="T13">&lt;cluster&gt;</text:span>/<text:span text:style-name="T14">osd/&lt;osd_id&gt;</text:span></text:p>
          </table:table-cell>
        </table:table-row>
        <table:table-row>
          <table:table-cell table:style-name="Table3.A2" office:value-type="string">
            <text:p text:style-name="P14">osdOut</text:p>
          </table:table-cell>
          <table:table-cell table:style-name="Table3.A2" office:value-type="string">
            <text:p text:style-name="P14">ceph-rest-api/osd/<text:span text:style-name="T3">out</text:span></text:p>
          </table:table-cell>
          <table:table-cell table:style-name="Table3.A2" office:value-type="string">
            <text:p text:style-name="P64">Set osd <text:span text:style-name="T3">out</text:span></text:p>
          </table:table-cell>
          <table:table-cell table:style-name="Table3.D2" office:value-type="string">
            <text:p text:style-name="P86"><text:span text:style-name="T13">&lt;cluster&gt;</text:span>/<text:span text:style-name="T14">osd/&lt;osd_id&gt;</text:span></text:p>
          </table:table-cell>
        </table:table-row>
        <table:table-row>
          <table:table-cell table:style-name="Table3.A2" office:value-type="string">
            <text:p text:style-name="P14">osd<text:span text:style-name="T3">Up</text:span></text:p>
          </table:table-cell>
          <table:table-cell table:style-name="Table3.A2" office:value-type="string">
            <text:p text:style-name="P14">ceph-rest-api/osd/<text:span text:style-name="T3">up</text:span></text:p>
          </table:table-cell>
          <table:table-cell table:style-name="Table3.A2" office:value-type="string">
            <text:p text:style-name="P64">Set osd <text:span text:style-name="T3">up</text:span></text:p>
          </table:table-cell>
          <table:table-cell table:style-name="Table3.D2" office:value-type="string">
            <text:p text:style-name="P86"><text:span text:style-name="T13">&lt;cluster&gt;</text:span>/<text:span text:style-name="T14">osd/&lt;osd_id&gt;</text:span></text:p>
          </table:table-cell>
        </table:table-row>
        <table:table-row>
          <table:table-cell table:style-name="Table3.A2" office:value-type="string">
            <text:p text:style-name="P14">osd<text:span text:style-name="T3">Down</text:span></text:p>
          </table:table-cell>
          <table:table-cell table:style-name="Table3.A2" office:value-type="string">
            <text:p text:style-name="P14">ceph-rest-api/osd/<text:span text:style-name="T3">down</text:span></text:p>
          </table:table-cell>
          <table:table-cell table:style-name="Table3.A2" office:value-type="string">
            <text:p text:style-name="P64">Set osd <text:span text:style-name="T3">down</text:span></text:p>
          </table:table-cell>
          <table:table-cell table:style-name="Table3.D2" office:value-type="string">
            <text:p text:style-name="P86"><text:span text:style-name="T13">&lt;cluster&gt;</text:span>/<text:span text:style-name="T14">osd/&lt;osd_id&gt;</text:span></text:p>
          </table:table-cell>
        </table:table-row>
      </table:table>
      <text:p text:style-name="P12"/>
      <text:p text:style-name="P32">Osd <text:span text:style-name="T3">Map</text:span> <text:span text:style-name="T3">(idem </text:span>Osd status <text:span text:style-name="T3">+)</text:span></text:p>
      <text:p text:style-name="P5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0">Angular Ctrl func.</text:p>
            </table:table-cell>
            <table:table-cell table:style-name="Table4.A1" office:value-type="string">
              <text:p text:style-name="P60">Uses</text:p>
            </table:table-cell>
            <table:table-cell table:style-name="Table4.A1" office:value-type="string">
              <text:p text:style-name="P60">Needs</text:p>
            </table:table-cell>
            <table:table-cell table:style-name="Table4.D1" office:value-type="string">
              <text:p text:style-name="P60">Could use</text:p>
            </table:table-cell>
          </table:table-row>
        </table:table-header-rows>
        <table:table-row>
          <table:table-cell table:style-name="Table4.A2" office:value-type="string">
            <text:p text:style-name="P56">main</text:p>
          </table:table-cell>
          <table:table-cell table:style-name="Table4.A2" office:value-type="string">
            <text:p text:style-name="P57">ceph-rest-api/ <text:span text:style-name="T3">osd/crush/dump</text:span></text:p>
          </table:table-cell>
          <table:table-cell table:style-name="Table4.A2" office:value-type="string">
            <text:p text:style-name="P58">Get <text:span text:style-name="T3">osd topology from crushmap</text:span></text:p>
          </table:table-cell>
          <table:table-cell table:style-name="Table4.D2" office:value-type="string">
            <text:p text:style-name="P59"><text:span text:style-name="T13">&lt;cluster&gt;</text:span>/<text:span text:style-name="T14">crush_node</text:span></text:p>
          </table:table-cell>
        </table:table-row>
      </table:table>
      <text:p text:style-name="P106"/>
      <text:p text:style-name="P106">Osd <text:span text:style-name="T18">Perf</text:span> <text:span text:style-name="T3">(idem </text:span>Osd status <text:span text:style-name="T3">+)</text:span></text:p>
      <text:p text:style-name="P12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header-rows>
          <table:table-row>
            <table:table-cell table:style-name="Table18.A1" office:value-type="string">
              <text:p text:style-name="P134">Angular Ctrl func.</text:p>
            </table:table-cell>
            <table:table-cell table:style-name="Table18.A1" office:value-type="string">
              <text:p text:style-name="P134">Uses</text:p>
            </table:table-cell>
            <table:table-cell table:style-name="Table18.A1" office:value-type="string">
              <text:p text:style-name="P134">Needs</text:p>
            </table:table-cell>
            <table:table-cell table:style-name="Table18.D1" office:value-type="string">
              <text:p text:style-name="P134">Could use</text:p>
            </table:table-cell>
          </table:table-row>
        </table:table-header-rows>
        <table:table-row>
          <table:table-cell table:style-name="Table18.A2" office:value-type="string">
            <text:p text:style-name="P118">main</text:p>
          </table:table-cell>
          <table:table-cell table:style-name="Table18.A2" office:value-type="string">
            <text:p text:style-name="P119">ceph-rest-api/<text:span text:style-name="T3">osd/perf</text:span></text:p>
          </table:table-cell>
          <table:table-cell table:style-name="Table18.A2" office:value-type="string">
            <text:p text:style-name="P130">Get <text:span text:style-name="T3">osd performance</text:span></text:p>
          </table:table-cell>
          <table:table-cell table:style-name="Table18.D2" office:value-type="string">
            <text:p text:style-name="P131">To study</text:p>
          </table:table-cell>
        </table:table-row>
      </table:table>
      <text:p text:style-name="P118"/>
      <text:p text:style-name="P62"/>
      <text:h text:style-name="P135" text:outline-level="1"><text:bookmark-start text:name="__DdeLink__1712_580941849"/>Pool <text:span text:style-name="T11">m</text:span>enu</text:h>
      <text:p text:style-name="P36">Pool management (list)</text:p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2">Angular Ctrl func.</text:p>
          </table:table-cell>
          <table:table-cell table:style-name="Table5.A1" office:value-type="string">
            <text:p text:style-name="P92">Uses</text:p>
          </table:table-cell>
          <table:table-cell table:style-name="Table5.A1" office:value-type="string">
            <text:p text:style-name="P92">Needs</text:p>
          </table:table-cell>
          <table:table-cell table:style-name="Table5.D1" office:value-type="string">
            <text:p text:style-name="P92">Could use</text:p>
          </table:table-cell>
        </table:table-row>
        <table:table-row table:style-name="Table5.1">
          <table:table-cell table:style-name="Table5.A2" office:value-type="string">
            <text:p text:style-name="P15">refreshPools</text:p>
          </table:table-cell>
          <table:table-cell table:style-name="Table5.A2" office:value-type="string">
            <text:p text:style-name="P43">ceph-rest-api/<text:span text:style-name="T7">df</text:span></text:p>
          </table:table-cell>
          <table:table-cell table:style-name="Table5.A2" office:value-type="string">
            <text:p text:style-name="P65">Get <text:span text:style-name="T7">pools info</text:span></text:p>
          </table:table-cell>
          <table:table-cell table:style-name="Table5.D2" office:value-type="string">
            <text:p text:style-name="P85"><text:span text:style-name="T13">&lt;cluster&gt;</text:span>/<text:span text:style-name="T14">pool</text:span></text:p>
          </table:table-cell>
        </table:table-row>
        <table:table-row table:style-name="Table5.1">
          <table:table-cell table:style-name="Table5.A2" office:value-type="string">
            <text:p text:style-name="P15">getRules</text:p>
          </table:table-cell>
          <table:table-cell table:style-name="Table5.A2" office:value-type="string">
            <text:p text:style-name="P43">ceph-rest-api/ <text:span text:style-name="T3">osd/crush/dump</text:span></text:p>
          </table:table-cell>
          <table:table-cell table:style-name="Table5.A2" office:value-type="string">
            <text:p text:style-name="P68">Rule<text:span text:style-name="T6">s</text:span> <text:span text:style-name="T6">name</text:span></text:p>
          </table:table-cell>
          <table:table-cell table:style-name="Table5.D2" office:value-type="string">
            <text:p text:style-name="P86"><text:span text:style-name="T13">&lt;cluster&gt;</text:span>/<text:span text:style-name="T14">crush_ruleset</text:span></text:p>
          </table:table-cell>
        </table:table-row>
      </table:table>
      <text:p text:style-name="P15"><text:bookmark-end text:name="__DdeLink__1712_580941849"/></text:p>
      <text:p text:style-name="P37">Pool management (<text:span text:style-name="T6">CRUD + snapshot management</text:span>)</text:p>
      <text:p text:style-name="P3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3">Angular Ctrl func.</text:p>
          </table:table-cell>
          <table:table-cell table:style-name="Table6.A1" office:value-type="string">
            <text:p text:style-name="P93">Uses</text:p>
          </table:table-cell>
          <table:table-cell table:style-name="Table6.A1" office:value-type="string">
            <text:p text:style-name="P93">Needs</text:p>
          </table:table-cell>
          <table:table-cell table:style-name="Table6.D1" office:value-type="string">
            <text:p text:style-name="P93">Could use</text:p>
          </table:table-cell>
        </table:table-row>
        <table:table-row table:style-name="Table6.1">
          <table:table-cell table:style-name="Table6.A2" office:value-type="string">
            <text:p text:style-name="P18">CreateCtrl submit</text:p>
          </table:table-cell>
          <table:table-cell table:style-name="Table6.A2" office:value-type="string">
            <text:p text:style-name="P7">InkscopeCtrl/<text:span text:style-name="T6">pools (post)</text:span></text:p>
          </table:table-cell>
          <table:table-cell table:style-name="Table6.A2" office:value-type="string">
            <text:p text:style-name="P21">Create pool</text:p>
          </table:table-cell>
          <table:table-cell table:style-name="Table6.D2" office:value-type="string">
            <text:p text:style-name="P85"><text:span text:style-name="T13">&lt;cluster&gt;</text:span>/<text:span text:style-name="T14">pool</text:span></text:p>
          </table:table-cell>
        </table:table-row>
        <table:table-row table:style-name="Table6.1">
          <table:table-cell table:style-name="Table6.A2" office:value-type="string">
            <text:p text:style-name="P19">DetailCtrl <text:span text:style-name="T7">main</text:span></text:p>
          </table:table-cell>
          <table:table-cell table:style-name="Table6.A2" office:value-type="string">
            <text:p text:style-name="P3">InkscopeCtrl/<text:span text:style-name="T6">pools/&lt;poolnum&gt;(get)</text:span></text:p>
          </table:table-cell>
          <table:table-cell table:style-name="Table6.A2" office:value-type="string">
            <text:p text:style-name="P66">Get <text:span text:style-name="T6">pool info</text:span></text:p>
          </table:table-cell>
          <table:table-cell table:style-name="Table6.D2" office:value-type="string">
            <text:p text:style-name="P85"><text:span text:style-name="T13">&lt;cluster&gt;</text:span>/<text:span text:style-name="T14">pool</text:span></text:p>
          </table:table-cell>
        </table:table-row>
        <table:table-row table:style-name="Table6.1">
          <table:table-cell table:style-name="Table6.A2" office:value-type="string">
            <text:p text:style-name="P20">DetailCtrl <text:span text:style-name="T7">removeSnapshot</text:span></text:p>
          </table:table-cell>
          <table:table-cell table:style-name="Table6.A2" office:value-type="string">
            <text:p text:style-name="P4">InkscopeCtrl/<text:span text:style-name="T6">pools/&lt;poolnum&gt;/snapshot/&lt;snap_name&gt;(delete)</text:span></text:p>
          </table:table-cell>
          <table:table-cell table:style-name="Table6.A2" office:value-type="string">
            <text:p text:style-name="P69">Remove snapshot</text:p>
          </table:table-cell>
          <table:table-cell table:style-name="Table6.D2" office:value-type="string">
            <text:p text:style-name="P88">Not available in Calamari Rest API</text:p>
          </table:table-cell>
        </table:table-row>
        <table:table-row table:style-name="Table6.1">
          <table:table-cell table:style-name="Table6.A2" office:value-type="string">
            <text:p text:style-name="P22">SnapshotCtrl submit</text:p>
          </table:table-cell>
          <table:table-cell table:style-name="Table6.A2" office:value-type="string">
            <text:p text:style-name="P4">InkscopeCtrl/<text:span text:style-name="T6">pools/&lt;poolnum&gt;/snapshot/&lt;snap_name&gt;(put)</text:span></text:p>
          </table:table-cell>
          <table:table-cell table:style-name="Table6.A2" office:value-type="string">
            <text:p text:style-name="P69">Create snapshot</text:p>
          </table:table-cell>
          <table:table-cell table:style-name="Table6.D2" office:value-type="string">
            <text:p text:style-name="P76">Not available in Calamari Rest API</text:p>
          </table:table-cell>
        </table:table-row>
        <table:table-row table:style-name="Table6.1">
          <table:table-cell table:style-name="Table6.A2" office:value-type="string">
            <text:p text:style-name="P19">ModifyCtrl submit</text:p>
          </table:table-cell>
          <table:table-cell table:style-name="Table6.A2" office:value-type="string">
            <text:p text:style-name="P4">InkscopeCtrl/<text:span text:style-name="T6">pools/&lt;poolnum&gt;...(put)</text:span></text:p>
          </table:table-cell>
          <table:table-cell table:style-name="Table6.A2" office:value-type="string">
            <text:p text:style-name="P81">Modify pool parameters</text:p>
          </table:table-cell>
          <table:table-cell table:style-name="Table6.D2" office:value-type="string">
            <text:p text:style-name="P86"><text:span text:style-name="T13">&lt;cluster&gt;</text:span>/<text:span text:style-name="T14">pool&lt;pool_id&gt;</text:span></text:p>
          </table:table-cell>
        </table:table-row>
        <table:table-row table:style-name="Table6.1">
          <table:table-cell table:style-name="Table6.A2" office:value-type="string">
            <text:p text:style-name="P19">DeleteCtrl submit</text:p>
          </table:table-cell>
          <table:table-cell table:style-name="Table6.A2" office:value-type="string">
            <text:p text:style-name="P4"><text:bookmark-start text:name="__DdeLink__19_340732558"/>InkscopeCtrl/<text:span text:style-name="T6">pools/&lt;poolnum&gt;...(delete)</text:span><text:bookmark-end text:name="__DdeLink__19_340732558"/></text:p>
          </table:table-cell>
          <table:table-cell table:style-name="Table6.A2" office:value-type="string">
            <text:p text:style-name="P81">Delete pool </text:p>
          </table:table-cell>
          <table:table-cell table:style-name="Table6.D2" office:value-type="string">
            <text:p text:style-name="P86"><text:span text:style-name="T13">&lt;cluster&gt;</text:span>/<text:span text:style-name="T14">pool&lt;pool_id&gt;</text:span></text:p>
          </table:table-cell>
        </table:table-row>
      </table:table>
      <text:p text:style-name="P38"/>
      <text:p text:style-name="P38">Pool <text:span text:style-name="T7">Pg Osd relationship</text:span></text:p>
      <text:p text:style-name="P3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94">Angular Ctrl func.</text:p>
          </table:table-cell>
          <table:table-cell table:style-name="Table7.A1" office:value-type="string">
            <text:p text:style-name="P94">Uses</text:p>
          </table:table-cell>
          <table:table-cell table:style-name="Table7.A1" office:value-type="string">
            <text:p text:style-name="P94">Needs</text:p>
          </table:table-cell>
          <table:table-cell table:style-name="Table7.D1" office:value-type="string">
            <text:p text:style-name="P94">Could use</text:p>
          </table:table-cell>
        </table:table-row>
        <table:table-row table:style-name="Table7.1">
          <table:table-cell table:style-name="Table7.A2" table:number-rows-spanned="2" office:value-type="string">
            <text:p text:style-name="P22">refreshData</text:p>
            <text:p text:style-name="P22"/>
          </table:table-cell>
          <table:table-cell table:style-name="Table7.A2" office:value-type="string">
            <text:p text:style-name="P44">ceph-rest-api/<text:span text:style-name="T7">pg/stat</text:span></text:p>
          </table:table-cell>
          <table:table-cell table:style-name="Table7.A2" office:value-type="string">
            <text:p text:style-name="P69">Pg info</text:p>
          </table:table-cell>
          <table:table-cell table:style-name="Table7.D2" office:value-type="string">
            <text:p text:style-name="P73">?</text:p>
          </table:table-cell>
        </table:table-row>
        <table:table-row table:style-name="Table7.1">
          <table:covered-table-cell/>
          <table:table-cell table:style-name="Table7.A2" office:value-type="string">
            <text:p text:style-name="P44">ceph-rest-api/<text:span text:style-name="T3">osd/dump</text:span></text:p>
          </table:table-cell>
          <table:table-cell table:style-name="Table7.A2" office:value-type="string">
            <text:p text:style-name="P69">Pools info, Osds info</text:p>
          </table:table-cell>
          <table:table-cell table:style-name="Table7.D2" office:value-type="string">
            <text:p text:style-name="P87"><text:span text:style-name="T13">&lt;cluster&gt;</text:span>/<text:span text:style-name="T14">pool<text:line-break/>&lt;cluster&gt;/osd</text:span></text:p>
          </table:table-cell>
        </table:table-row>
      </table:table>
      <text:p text:style-name="P16"/>
      <text:p text:style-name="P16"/>
      <text:h text:style-name="P136" text:outline-level="1"/>
      <text:h text:style-name="P140" text:outline-level="1"><text:bookmark-start text:name="__DdeLink__1715_580941849"/>P<text:span text:style-name="T18">G</text:span> <text:span text:style-name="T11">m</text:span>enu</text:h>
      <text:p text:style-name="P107"><text:span text:style-name="T18">Stuck PG list</text:span></text:p>
      <text:p text:style-name="P10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133">Angular Ctrl func.</text:p>
          </table:table-cell>
          <table:table-cell table:style-name="Table19.A1" office:value-type="string">
            <text:p text:style-name="P133">Uses</text:p>
          </table:table-cell>
          <table:table-cell table:style-name="Table19.A1" office:value-type="string">
            <text:p text:style-name="P133">Needs</text:p>
          </table:table-cell>
          <table:table-cell table:style-name="Table19.D1" office:value-type="string">
            <text:p text:style-name="P133">Could use</text:p>
          </table:table-cell>
        </table:table-row>
        <table:table-row table:style-name="Table19.1">
          <table:table-cell table:style-name="Table19.A2" office:value-type="string">
            <text:p text:style-name="P112">refreshP<text:span text:style-name="T18">g</text:span>s</text:p>
          </table:table-cell>
          <table:table-cell table:style-name="Table19.A2" office:value-type="string">
            <text:p text:style-name="P115">ceph-rest-api/<text:span text:style-name="T18">pg/dump_stuck</text:span></text:p>
          </table:table-cell>
          <table:table-cell table:style-name="Table19.A2" office:value-type="string">
            <text:p text:style-name="P124">Get <text:span text:style-name="T18">Stuck pg info</text:span></text:p>
          </table:table-cell>
          <table:table-cell table:style-name="Table19.D2" office:value-type="string">
            <text:p text:style-name="P131">To study</text:p>
          </table:table-cell>
        </table:table-row>
        <table:table-row table:style-name="Table19.1">
          <table:table-cell table:style-name="Table19.A2" office:value-type="string">
            <text:p text:style-name="P112"/>
          </table:table-cell>
          <table:table-cell table:style-name="Table19.A2" office:value-type="string">
            <text:p text:style-name="P115"/>
          </table:table-cell>
          <table:table-cell table:style-name="Table19.A2" office:value-type="string">
            <text:p text:style-name="P125"/>
          </table:table-cell>
          <table:table-cell table:style-name="Table19.D2" office:value-type="string">
            <text:p text:style-name="P123"/>
          </table:table-cell>
        </table:table-row>
      </table:table>
      <text:p text:style-name="P111"><text:bookmark-end text:name="__DdeLink__1715_580941849"/></text:p>
      <text:h text:style-name="P138" text:outline-level="1">Rados Gateway menu</text:h>
      <text:p text:style-name="P39">User management</text:p>
      <text:p text:style-name="P3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94">Angular Ctrl func.</text:p>
          </table:table-cell>
          <table:table-cell table:style-name="Table8.A1" office:value-type="string">
            <text:p text:style-name="P94">Uses</text:p>
          </table:table-cell>
          <table:table-cell table:style-name="Table8.A1" office:value-type="string">
            <text:p text:style-name="P94">Needs</text:p>
          </table:table-cell>
          <table:table-cell table:style-name="Table8.D1" office:value-type="string">
            <text:p text:style-name="P94">Could use</text:p>
          </table:table-cell>
        </table:table-row>
        <table:table-row table:style-name="Table8.1">
          <table:table-cell table:style-name="Table8.A2" office:value-type="string">
            <text:p text:style-name="P23"><text:span text:style-name="T8">List</text:span>Ctrl refreshUsers</text:p>
          </table:table-cell>
          <table:table-cell table:style-name="Table8.A2" office:value-type="string">
            <text:p text:style-name="P4">InkscopeCtrl/<text:span text:style-name="T7">S3/users (get)</text:span></text:p>
          </table:table-cell>
          <table:table-cell table:style-name="Table8.A2" office:value-type="string">
            <text:p text:style-name="P69">RGW users list</text:p>
          </table:table-cell>
          <table:table-cell table:style-name="Table8.D2" office:value-type="string">
            <text:p text:style-name="P74">Not available in Calamari Rest API</text:p>
          </table:table-cell>
        </table:table-row>
        <table:table-row table:style-name="Table8.1">
          <table:table-cell table:style-name="Table8.A2" office:value-type="string">
            <text:p text:style-name="P22">DetailCtrl main</text:p>
          </table:table-cell>
          <table:table-cell table:style-name="Table8.A2" office:value-type="string">
            <text:p text:style-name="P4">InkscopeCtrl/<text:span text:style-name="T7">S3/users/&lt;</text:span><text:bookmark-start text:name="__DdeLink__25_340732558"/><text:span text:style-name="T7">userId</text:span><text:bookmark-end text:name="__DdeLink__25_340732558"/><text:span text:style-name="T7">&gt; (get)</text:span></text:p>
          </table:table-cell>
          <table:table-cell table:style-name="Table8.A2" office:value-type="string">
            <text:p text:style-name="P69"><text:bookmark-start text:name="__DdeLink__29_340732558"/>RGW user info<text:bookmark-end text:name="__DdeLink__29_340732558"/></text:p>
          </table:table-cell>
          <table:table-cell table:style-name="Table8.D2" office:value-type="string">
            <text:p text:style-name="P77">''</text:p>
          </table:table-cell>
        </table:table-row>
        <table:table-row table:style-name="Table8.1">
          <table:table-cell table:style-name="Table8.A2" office:value-type="string">
            <text:p text:style-name="P22"><text:bookmark-start text:name="__DdeLink__27_340732558"/>DetailCtrl<text:bookmark-end text:name="__DdeLink__27_340732558"/> removeKey</text:p>
          </table:table-cell>
          <table:table-cell table:style-name="Table8.A2" office:value-type="string">
            <text:p text:style-name="P4">InkscopeCtrl/<text:span text:style-name="T7">S3/users/&lt;userId&gt;/key/&lt;key&gt; (delete)</text:span></text:p>
          </table:table-cell>
          <table:table-cell table:style-name="Table8.A2" office:value-type="string">
            <text:p text:style-name="P69">RGW user delete key</text:p>
          </table:table-cell>
          <table:table-cell table:style-name="Table8.D2" office:value-type="string">
            <text:p text:style-name="P77">''</text:p>
          </table:table-cell>
        </table:table-row>
        <table:table-row table:style-name="Table8.1">
          <table:table-cell table:style-name="Table8.A2" office:value-type="string">
            <text:p text:style-name="P22">DetailCtrl remove<text:span text:style-name="T8">Swift</text:span>Key</text:p>
          </table:table-cell>
          <table:table-cell table:style-name="Table8.A2" office:value-type="string">
            <text:p text:style-name="P4">InkscopeCtrl/<text:span text:style-name="T7">S3/users/&lt;userId&gt;/subuser/&lt;subuserId&gt;/key/&lt;key&gt; (delete)</text:span></text:p>
          </table:table-cell>
          <table:table-cell table:style-name="Table8.A2" office:value-type="string">
            <text:p text:style-name="P69">RGW user delete <text:span text:style-name="T8">swift</text:span>key</text:p>
          </table:table-cell>
          <table:table-cell table:style-name="Table8.D2" office:value-type="string">
            <text:p text:style-name="P77">''</text:p>
          </table:table-cell>
        </table:table-row>
        <table:table-row table:style-name="Table8.1">
          <table:table-cell table:style-name="Table8.A2" office:value-type="string">
            <text:p text:style-name="P22">DetailCtrl remove<text:span text:style-name="T8">Subuser</text:span></text:p>
          </table:table-cell>
          <table:table-cell table:style-name="Table8.A2" office:value-type="string">
            <text:p text:style-name="P4">InkscopeCtrl/<text:span text:style-name="T7">S3/users/&lt;userId&gt;/subuser/&lt;subuserId&gt; (delete)</text:span></text:p>
          </table:table-cell>
          <table:table-cell table:style-name="Table8.A2" office:value-type="string">
            <text:p text:style-name="P69">RGW user delete <text:span text:style-name="T8">swift <text:s/>subuser</text:span></text:p>
          </table:table-cell>
          <table:table-cell table:style-name="Table8.D2" office:value-type="string">
            <text:p text:style-name="P77">''</text:p>
          </table:table-cell>
        </table:table-row>
        <table:table-row table:style-name="Table8.1">
          <table:table-cell table:style-name="Table8.A2" office:value-type="string">
            <text:p text:style-name="P25">DeleteCtrl userDelete</text:p>
          </table:table-cell>
          <table:table-cell table:style-name="Table8.A2" office:value-type="string">
            <text:p text:style-name="P4">InkscopeCtrl/<text:span text:style-name="T7">S3/users/&lt;userId&gt; (delete)</text:span></text:p>
          </table:table-cell>
          <table:table-cell table:style-name="Table8.A2" office:value-type="string">
            <text:p text:style-name="P69">RGW user delete</text:p>
          </table:table-cell>
          <table:table-cell table:style-name="Table8.D2" office:value-type="string">
            <text:p text:style-name="P77">''</text:p>
          </table:table-cell>
        </table:table-row>
        <table:table-row table:style-name="Table8.1">
          <table:table-cell table:style-name="Table8.A2" office:value-type="string">
            <text:p text:style-name="P25">CreateCtrl submit</text:p>
          </table:table-cell>
          <table:table-cell table:style-name="Table8.A2" office:value-type="string">
            <text:p text:style-name="P4">InkscopeCtrl/<text:span text:style-name="T7">S3/users (post)</text:span></text:p>
          </table:table-cell>
          <table:table-cell table:style-name="Table8.A2" office:value-type="string">
            <text:p text:style-name="P69">RGW user <text:span text:style-name="T8">create</text:span></text:p>
          </table:table-cell>
          <table:table-cell table:style-name="Table8.D2" office:value-type="string">
            <text:p text:style-name="P77">''</text:p>
          </table:table-cell>
        </table:table-row>
        <table:table-row table:style-name="Table8.1">
          <table:table-cell table:style-name="Table8.A2" office:value-type="string">
            <text:p text:style-name="P25">CreateSubuserCtrl submit</text:p>
          </table:table-cell>
          <table:table-cell table:style-name="Table8.A2" office:value-type="string">
            <text:p text:style-name="P5">InkscopeCtrl/<text:span text:style-name="T7">S3/users/&lt;userId&gt;/subuser (put)</text:span></text:p>
          </table:table-cell>
          <table:table-cell table:style-name="Table8.A2" office:value-type="string">
            <text:p text:style-name="P69">RGW user <text:span text:style-name="T8">create subuser</text:span></text:p>
          </table:table-cell>
          <table:table-cell table:style-name="Table8.D2" office:value-type="string">
            <text:p text:style-name="P77">''</text:p>
          </table:table-cell>
        </table:table-row>
        <table:table-row table:style-name="Table8.1">
          <table:table-cell table:style-name="Table8.A2" office:value-type="string">
            <text:p text:style-name="P25">CreateKeyCtrl submit</text:p>
          </table:table-cell>
          <table:table-cell table:style-name="Table8.A2" office:value-type="string">
            <text:p text:style-name="P4">InkscopeCtrl/<text:span text:style-name="T7">S3/users/&lt;userId&gt; (put)</text:span></text:p>
          </table:table-cell>
          <table:table-cell table:style-name="Table8.A2" office:value-type="string">
            <text:p text:style-name="P69">RGW user <text:span text:style-name="T8">create key</text:span></text:p>
          </table:table-cell>
          <table:table-cell table:style-name="Table8.D2" office:value-type="string">
            <text:p text:style-name="P77">''</text:p>
          </table:table-cell>
        </table:table-row>
        <table:table-row table:style-name="Table8.1">
          <table:table-cell table:style-name="Table8.A2" office:value-type="string">
            <text:p text:style-name="P25">CreateSwiftKeyCtrl submit</text:p>
          </table:table-cell>
          <table:table-cell table:style-name="Table8.A2" office:value-type="string">
            <text:p text:style-name="P4">InkscopeCtrl/<text:span text:style-name="T7">S3/users/&lt;userId&gt;/subuser/&lt;subuserId&gt;/key (put)</text:span></text:p>
          </table:table-cell>
          <table:table-cell table:style-name="Table8.A2" office:value-type="string">
            <text:p text:style-name="P69">RGW user <text:span text:style-name="T8">create subuser key</text:span></text:p>
          </table:table-cell>
          <table:table-cell table:style-name="Table8.D2" office:value-type="string">
            <text:p text:style-name="P77">''</text:p>
          </table:table-cell>
        </table:table-row>
        <table:table-row table:style-name="Table8.1">
          <table:table-cell table:style-name="Table8.A2" office:value-type="string">
            <text:p text:style-name="P25">ModifyCtrl</text:p>
            <text:p text:style-name="P25">main</text:p>
          </table:table-cell>
          <table:table-cell table:style-name="Table8.A2" office:value-type="string">
            <text:p text:style-name="P4">InkscopeCtrl/<text:span text:style-name="T7">S3/users/&lt;userId&gt; (get)</text:span></text:p>
          </table:table-cell>
          <table:table-cell table:style-name="Table8.A2" office:value-type="string">
            <text:p text:style-name="P70">RGW user info</text:p>
          </table:table-cell>
          <table:table-cell table:style-name="Table8.D2" office:value-type="string">
            <text:p text:style-name="P77">''</text:p>
          </table:table-cell>
        </table:table-row>
        <table:table-row table:style-name="Table8.1">
          <table:table-cell table:style-name="Table8.A2" office:value-type="string">
            <text:p text:style-name="P25">ModifyCtrl submit</text:p>
          </table:table-cell>
          <table:table-cell table:style-name="Table8.A2" office:value-type="string">
            <text:p text:style-name="P4">InkscopeCtrl/<text:span text:style-name="T7">S3/users/&lt;userId&gt; (put)</text:span></text:p>
          </table:table-cell>
          <table:table-cell table:style-name="Table8.A2" office:value-type="string">
            <text:p text:style-name="P70">RGW user <text:span text:style-name="T8">modify</text:span></text:p>
          </table:table-cell>
          <table:table-cell table:style-name="Table8.D2" office:value-type="string">
            <text:p text:style-name="P77">''</text:p>
          </table:table-cell>
        </table:table-row>
        <table:table-row table:style-name="Table8.1">
          <table:table-cell table:style-name="Table8.A2" office:value-type="string">
            <text:p text:style-name="P25">CapabilitiesCtrl main</text:p>
          </table:table-cell>
          <table:table-cell table:style-name="Table8.A2" office:value-type="string">
            <text:p text:style-name="P4">InkscopeCtrl/<text:span text:style-name="T7">S3/users/&lt;userId&gt; (get)</text:span></text:p>
          </table:table-cell>
          <table:table-cell table:style-name="Table8.A2" office:value-type="string">
            <text:p text:style-name="P71">RGW user <text:span text:style-name="T9">caps</text:span></text:p>
          </table:table-cell>
          <table:table-cell table:style-name="Table8.D2" office:value-type="string">
            <text:p text:style-name="P77">''</text:p>
          </table:table-cell>
        </table:table-row>
        <table:table-row table:style-name="Table8.1">
          <table:table-cell table:style-name="Table8.A2" office:value-type="string">
            <text:p text:style-name="P26">CapabilitiesCtrl <text:span text:style-name="T9">saveCapability</text:span></text:p>
          </table:table-cell>
          <table:table-cell table:style-name="Table8.A2" office:value-type="string">
            <text:p text:style-name="P4">InkscopeCtrl/<text:span text:style-name="T7">S3/users/&lt;userId&gt;/caps (post)</text:span></text:p>
          </table:table-cell>
          <table:table-cell table:style-name="Table8.A2" office:value-type="string">
            <text:p text:style-name="P71">RGW user <text:span text:style-name="T9">add cap</text:span></text:p>
          </table:table-cell>
          <table:table-cell table:style-name="Table8.D2" office:value-type="string">
            <text:p text:style-name="P77">''</text:p>
          </table:table-cell>
        </table:table-row>
        <table:table-row table:style-name="Table8.1">
          <table:table-cell table:style-name="Table8.A2" office:value-type="string">
            <text:p text:style-name="P26">CapabilitiesCtrl <text:span text:style-name="T9">deleteCapability</text:span></text:p>
          </table:table-cell>
          <table:table-cell table:style-name="Table8.A2" office:value-type="string">
            <text:p text:style-name="P4">InkscopeCtrl/<text:span text:style-name="T7">S3/users/&lt;userId&gt;/caps (delete)</text:span></text:p>
          </table:table-cell>
          <table:table-cell table:style-name="Table8.A2" office:value-type="string">
            <text:p text:style-name="P71">RGW user <text:span text:style-name="T9">remove cap</text:span></text:p>
          </table:table-cell>
          <table:table-cell table:style-name="Table8.D2" office:value-type="string">
            <text:p text:style-name="P77">''</text:p>
          </table:table-cell>
        </table:table-row>
      </table:table>
      <text:p text:style-name="P16"/>
      <text:p text:style-name="P40"/>
      <text:p text:style-name="P61"><text:span text:style-name="T9">Bucket</text:span> management</text:p>
      <text:p text:style-name="P3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95">Angular Ctrl func.</text:p>
          </table:table-cell>
          <table:table-cell table:style-name="Table9.A1" office:value-type="string">
            <text:p text:style-name="P95">Uses</text:p>
          </table:table-cell>
          <table:table-cell table:style-name="Table9.A1" office:value-type="string">
            <text:p text:style-name="P95">Needs</text:p>
          </table:table-cell>
          <table:table-cell table:style-name="Table9.D1" office:value-type="string">
            <text:p text:style-name="P95">Could use</text:p>
          </table:table-cell>
        </table:table-row>
        <table:table-row table:style-name="Table9.1">
          <table:table-cell table:style-name="Table9.A2" office:value-type="string">
            <text:p text:style-name="P24"><text:span text:style-name="T8">List</text:span>Ctrl <text:span text:style-name="T9">refreshBuckets</text:span></text:p>
          </table:table-cell>
          <table:table-cell table:style-name="Table9.A2" office:value-type="string">
            <text:p text:style-name="P6">InkscopeCtrl/<text:span text:style-name="T7">S3/bucket (get)</text:span></text:p>
          </table:table-cell>
          <table:table-cell table:style-name="Table9.A2" office:value-type="string">
            <text:p text:style-name="P71">RGW <text:bookmark-start text:name="__DdeLink__41_340732558"/><text:span text:style-name="T9">bucket</text:span><text:bookmark-end text:name="__DdeLink__41_340732558"/> list</text:p>
          </table:table-cell>
          <table:table-cell table:style-name="Table9.D2" office:value-type="string">
            <text:p text:style-name="P75">Not available in Calamari Rest API</text:p>
          </table:table-cell>
        </table:table-row>
        <table:table-row table:style-name="Table9.1">
          <table:table-cell table:style-name="Table9.A2" office:value-type="string">
            <text:p text:style-name="P24">DetailCtrl main</text:p>
          </table:table-cell>
          <table:table-cell table:style-name="Table9.A2" office:value-type="string">
            <text:p text:style-name="P6">InkscopeCtrl/<text:span text:style-name="T7">S3/</text:span><text:bookmark-start text:name="__DdeLink__47_340732558"/><text:span text:style-name="T7">bucket</text:span><text:bookmark-end text:name="__DdeLink__47_340732558"/><text:span text:style-name="T7">/&lt;</text:span><text:bookmark-start text:name="__DdeLink__25_3407325581"/><text:span text:style-name="T7">bucket</text:span><text:bookmark-end text:name="__DdeLink__25_3407325581"/><text:span text:style-name="T7">Name&gt; (get)</text:span></text:p>
          </table:table-cell>
          <table:table-cell table:style-name="Table9.A2" office:value-type="string">
            <text:p text:style-name="P71"><text:bookmark-start text:name="__DdeLink__29_3407325581"/>RGW <text:span text:style-name="T5">bucket</text:span> info<text:bookmark-end text:name="__DdeLink__29_3407325581"/></text:p>
          </table:table-cell>
          <table:table-cell table:style-name="Table9.D2" office:value-type="string">
            <text:p text:style-name="P77">''</text:p>
          </table:table-cell>
        </table:table-row>
        <table:table-row table:style-name="Table9.1">
          <table:table-cell table:style-name="Table9.A2" office:value-type="string">
            <text:p text:style-name="P26">DeleteCtrl <text:span text:style-name="T9">bucketDelete</text:span></text:p>
          </table:table-cell>
          <table:table-cell table:style-name="Table9.A2" office:value-type="string">
            <text:p text:style-name="P6">InkscopeCtrl/<text:span text:style-name="T7">S3/bucket/&lt;</text:span><text:bookmark-start text:name="__DdeLink__25_34073255811"/><text:span text:style-name="T7">bucket</text:span><text:bookmark-end text:name="__DdeLink__25_34073255811"/><text:span text:style-name="T7">Name&gt; (delete)</text:span></text:p>
          </table:table-cell>
          <table:table-cell table:style-name="Table9.A2" office:value-type="string">
            <text:p text:style-name="P71">RGW <text:span text:style-name="T5">bucket</text:span> delete</text:p>
          </table:table-cell>
          <table:table-cell table:style-name="Table9.D2" office:value-type="string">
            <text:p text:style-name="P77">''</text:p>
          </table:table-cell>
        </table:table-row>
        <table:table-row table:style-name="Table9.1">
          <table:table-cell table:style-name="Table9.A2" office:value-type="string">
            <text:p text:style-name="P26">CreateCtrl submit</text:p>
          </table:table-cell>
          <table:table-cell table:style-name="Table9.A2" office:value-type="string">
            <text:p text:style-name="P6">InkscopeCtrl/<text:span text:style-name="T7">S3/ bucket (put)</text:span></text:p>
          </table:table-cell>
          <table:table-cell table:style-name="Table9.A2" office:value-type="string">
            <text:p text:style-name="P71">RGW <text:span text:style-name="T4">bucket</text:span> <text:span text:style-name="T8">create</text:span></text:p>
          </table:table-cell>
          <table:table-cell table:style-name="Table9.D2" office:value-type="string">
            <text:p text:style-name="P77">''</text:p>
          </table:table-cell>
        </table:table-row>
        <table:table-row table:style-name="Table9.1">
          <table:table-cell table:style-name="Table9.A2" table:number-rows-spanned="2" office:value-type="string">
            <text:p text:style-name="P26"><text:span text:style-name="T9">ChangeOwnerCtrl</text:span> <text:span text:style-name="T9">changeOwner</text:span></text:p>
          </table:table-cell>
          <table:table-cell table:style-name="Table9.A2" office:value-type="string">
            <text:p text:style-name="P6">InkscopeCtrl/<text:span text:style-name="T7">S3/bucket/&lt;</text:span><text:bookmark-start text:name="__DdeLink__25_340732558111"/><text:span text:style-name="T7">bucket</text:span><text:bookmark-end text:name="__DdeLink__25_340732558111"/><text:span text:style-name="T7">Name&gt;/link (delete)</text:span></text:p>
          </table:table-cell>
          <table:table-cell table:style-name="Table9.A2" office:value-type="string">
            <text:p text:style-name="P71">RGW <text:span text:style-name="T4">bucket</text:span> <text:span text:style-name="T9">remove owner</text:span></text:p>
          </table:table-cell>
          <table:table-cell table:style-name="Table9.D2" office:value-type="string">
            <text:p text:style-name="P77">''</text:p>
          </table:table-cell>
        </table:table-row>
        <table:table-row table:style-name="Table9.1">
          <table:covered-table-cell/>
          <table:table-cell table:style-name="Table9.A2" office:value-type="string">
            <text:p text:style-name="P6">InkscopeCtrl/<text:span text:style-name="T7">S3/bucket/&lt;</text:span><text:bookmark-start text:name="__DdeLink__25_3407325581111"/><text:span text:style-name="T7">bucket</text:span><text:bookmark-end text:name="__DdeLink__25_3407325581111"/><text:span text:style-name="T7">Name&gt;/link (put)</text:span></text:p>
          </table:table-cell>
          <table:table-cell table:style-name="Table9.A2" office:value-type="string">
            <text:p text:style-name="P71">RGW <text:span text:style-name="T4">bucket</text:span> <text:span text:style-name="T9">add owner</text:span></text:p>
          </table:table-cell>
          <table:table-cell table:style-name="Table9.D2" office:value-type="string">
            <text:p text:style-name="P77">''</text:p>
          </table:table-cell>
        </table:table-row>
      </table:table>
      <text:p text:style-name="P17"/>
      <text:p text:style-name="P42">Object visualisation</text:p>
      <text:p text:style-name="P27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96">Angular Ctrl func.</text:p>
          </table:table-cell>
          <table:table-cell table:style-name="Table16.A1" office:value-type="string">
            <text:p text:style-name="P96">Uses</text:p>
          </table:table-cell>
          <table:table-cell table:style-name="Table16.A1" office:value-type="string">
            <text:p text:style-name="P96">Needs</text:p>
          </table:table-cell>
          <table:table-cell table:style-name="Table16.D1" office:value-type="string">
            <text:p text:style-name="P96">Could use</text:p>
          </table:table-cell>
        </table:table-row>
        <table:table-row table:style-name="Table16.1">
          <table:table-cell table:style-name="Table16.A2" office:value-type="string">
            <text:p text:style-name="P28"><text:span text:style-name="T12">RGWobjectVizCtrl</text:span> <text:bookmark-start text:name="__DdeLink__58_3407325581"/><text:span text:style-name="T12">m</text:span><text:bookmark-end text:name="__DdeLink__58_3407325581"/><text:span text:style-name="T12">ain</text:span></text:p>
          </table:table-cell>
          <table:table-cell table:style-name="Table16.A2" office:value-type="string">
            <text:p text:style-name="P9">i<text:span text:style-name="T1">nkscopeCtrl/S3/bucket</text:span></text:p>
          </table:table-cell>
          <table:table-cell table:style-name="Table16.A2" office:value-type="string">
            <text:p text:style-name="P80">Bucket list</text:p>
          </table:table-cell>
          <table:table-cell table:style-name="Table16.D2" office:value-type="string">
            <text:p text:style-name="P75">Not available in Calamari Rest API</text:p>
          </table:table-cell>
        </table:table-row>
        <table:table-row table:style-name="Table16.1">
          <table:table-cell table:style-name="Table16.A2" office:value-type="string">
            <text:p text:style-name="P28"><text:span text:style-name="T12">RGWobjectVizCtrl</text:span> <text:span text:style-name="T12">getObjects</text:span></text:p>
          </table:table-cell>
          <table:table-cell table:style-name="Table16.A2" office:value-type="string">
            <text:p text:style-name="P8">i<text:span text:style-name="T1">nkscopeCtrl/S3/bucket/&lt;bucketName&gt;/list</text:span></text:p>
          </table:table-cell>
          <table:table-cell table:style-name="Table16.A2" office:value-type="string">
            <text:p text:style-name="P80">List bucket content</text:p>
          </table:table-cell>
          <table:table-cell table:style-name="Table16.D2" office:value-type="string">
            <text:p text:style-name="P77">''</text:p>
          </table:table-cell>
        </table:table-row>
        <table:table-row table:style-name="Table16.1">
          <table:table-cell table:style-name="Table16.A2" office:value-type="string">
            <text:p text:style-name="P29">RGWobjectVizCtrl showObject</text:p>
          </table:table-cell>
          <table:table-cell table:style-name="Table16.A2" office:value-type="string">
            <text:p text:style-name="P10"><text:span text:style-name="T10">inkscopeCtrl/</text:span>S3/object</text:p>
          </table:table-cell>
          <table:table-cell table:style-name="Table16.A2" office:value-type="string">
            <text:p text:style-name="P80">Get object topology</text:p>
          </table:table-cell>
          <table:table-cell table:style-name="Table16.D2" office:value-type="string">
            <text:p text:style-name="P77">''</text:p>
          </table:table-cell>
        </table:table-row>
      </table:table>
      <text:p text:style-name="P41"/>
      <text:p text:style-name="P41"/>
      <text:h text:style-name="P140" text:outline-level="1"><text:span text:style-name="T18">MDS</text:span> <text:span text:style-name="T11">m</text:span>enu</text:h>
      <text:p text:style-name="P110">MDS status</text:p>
      <text:p text:style-name="P106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133">Angular Ctrl func.</text:p>
          </table:table-cell>
          <table:table-cell table:style-name="Table20.A1" office:value-type="string">
            <text:p text:style-name="P133">Uses</text:p>
          </table:table-cell>
          <table:table-cell table:style-name="Table20.A1" office:value-type="string">
            <text:p text:style-name="P133">Needs</text:p>
          </table:table-cell>
          <table:table-cell table:style-name="Table20.D1" office:value-type="string">
            <text:p text:style-name="P133">Could use</text:p>
          </table:table-cell>
        </table:table-row>
        <table:table-row table:style-name="Table20.1">
          <table:table-cell table:style-name="Table20.A2" office:value-type="string">
            <text:p text:style-name="P112"><text:span text:style-name="T18">getMd</text:span>s</text:p>
          </table:table-cell>
          <table:table-cell table:style-name="Table20.A2" office:value-type="string">
            <text:p text:style-name="P115">ceph-rest-api/<text:span text:style-name="T18">mds/stat</text:span></text:p>
          </table:table-cell>
          <table:table-cell table:style-name="Table20.A2" office:value-type="string">
            <text:p text:style-name="P124">Get <text:span text:style-name="T18">Mds info</text:span></text:p>
          </table:table-cell>
          <table:table-cell table:style-name="Table20.D2" office:value-type="string">
            <text:p text:style-name="P131">To study</text:p>
          </table:table-cell>
        </table:table-row>
        <table:table-row table:style-name="Table20.1">
          <table:table-cell table:style-name="Table20.A2" office:value-type="string">
            <text:p text:style-name="P113">refreshPools</text:p>
          </table:table-cell>
          <table:table-cell table:style-name="Table20.A2" office:value-type="string">
            <text:p text:style-name="P115">ceph-rest-api/<text:span text:style-name="T18">df</text:span></text:p>
          </table:table-cell>
          <table:table-cell table:style-name="Table20.A2" office:value-type="string">
            <text:p text:style-name="P126">Get Pools name</text:p>
          </table:table-cell>
          <table:table-cell table:style-name="Table20.D2" office:value-type="string">
            <text:p text:style-name="P123"><text:span text:style-name="T13">&lt;cluster&gt;</text:span>/<text:span text:style-name="T14">pool</text:span></text:p>
          </table:table-cell>
        </table:table-row>
      </table:table>
      <text:p text:style-name="P120"/>
      <text:h text:style-name="P139" text:outline-level="1">Misc <text:span text:style-name="T11">m</text:span>enu</text:h>
      <text:p text:style-name="P109">Crushmap</text:p>
      <text:p text:style-name="P11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33">Angular Ctrl func.</text:p>
          </table:table-cell>
          <table:table-cell table:style-name="Table10.A1" office:value-type="string">
            <text:p text:style-name="P133">Uses</text:p>
          </table:table-cell>
          <table:table-cell table:style-name="Table10.A1" office:value-type="string">
            <text:p text:style-name="P133">Needs</text:p>
          </table:table-cell>
          <table:table-cell table:style-name="Table10.D1" office:value-type="string">
            <text:p text:style-name="P133">Could use</text:p>
          </table:table-cell>
        </table:table-row>
        <table:table-row table:style-name="Table10.1">
          <table:table-cell table:style-name="Table10.A2" office:value-type="string">
            <text:p text:style-name="P114">CrushMapCtrl</text:p>
          </table:table-cell>
          <table:table-cell table:style-name="Table10.A2" office:value-type="string">
            <text:p text:style-name="P116">ceph-rest-api/osd/crush/dump</text:p>
          </table:table-cell>
          <table:table-cell table:style-name="Table10.A2" office:value-type="string">
            <text:p text:style-name="P128">Crush map</text:p>
          </table:table-cell>
          <table:table-cell table:style-name="Table10.D2" office:value-type="string">
            <text:p text:style-name="P129">&lt;cluster&gt;/crush_map</text:p>
          </table:table-cell>
        </table:table-row>
      </table:table>
      <text:p text:style-name="P109"/>
      <text:p text:style-name="P109">Erasure Profiles</text:p>
      <text:p text:style-name="P11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33">Angular Ctrl func.</text:p>
          </table:table-cell>
          <table:table-cell table:style-name="Table21.A1" office:value-type="string">
            <text:p text:style-name="P133">Uses</text:p>
          </table:table-cell>
          <table:table-cell table:style-name="Table21.A1" office:value-type="string">
            <text:p text:style-name="P133">Needs</text:p>
          </table:table-cell>
          <table:table-cell table:style-name="Table21.D1" office:value-type="string">
            <text:p text:style-name="P133">Could use</text:p>
          </table:table-cell>
        </table:table-row>
        <table:table-row table:style-name="Table21.1">
          <table:table-cell table:style-name="Table21.A2" office:value-type="string">
            <text:p text:style-name="P113">ListCtrl refreshErasureProfiles</text:p>
          </table:table-cell>
          <table:table-cell table:style-name="Table21.A2" office:value-type="string">
            <text:p text:style-name="P116"><text:bookmark-start text:name="__DdeLink__1720_580941849"/>ceph-rest-api<text:bookmark-end text:name="__DdeLink__1720_580941849"/>/<text:span text:style-name="T18">osd/erasure-code-profile/ls</text:span></text:p>
          </table:table-cell>
          <table:table-cell table:style-name="Table21.A2" office:value-type="string">
            <text:p text:style-name="P128">List erasure profiles</text:p>
          </table:table-cell>
          <table:table-cell table:style-name="Table21.D2" office:value-type="string">
            <text:p text:style-name="P132">To study</text:p>
          </table:table-cell>
        </table:table-row>
        <table:table-row table:style-name="Table21.1">
          <table:table-cell table:style-name="Table21.A2" office:value-type="string">
            <text:p text:style-name="P113">DetailCtrl main</text:p>
          </table:table-cell>
          <table:table-cell table:style-name="Table21.A2" office:value-type="string">
            <text:p text:style-name="P117"><text:span text:style-name="T19">ceph-rest-api/</text:span>osd/erasure-code-profile/get</text:p>
          </table:table-cell>
          <table:table-cell table:style-name="Table21.A2" office:value-type="string">
            <text:p text:style-name="P126">Get erasure code profile info</text:p>
          </table:table-cell>
          <table:table-cell table:style-name="Table21.D2" office:value-type="string">
            <text:p text:style-name="P132">To study</text:p>
          </table:table-cell>
        </table:table-row>
        <table:table-row table:style-name="Table21.1">
          <table:table-cell table:style-name="Table21.A2" office:value-type="string">
            <text:p text:style-name="P113">DeleteCtrl main</text:p>
          </table:table-cell>
          <table:table-cell table:style-name="Table21.A2" office:value-type="string">
            <text:p text:style-name="P117"><text:span text:style-name="T19">ceph-rest-api/</text:span>osd/erasure-code-profile/<text:span text:style-name="T19">rm</text:span></text:p>
          </table:table-cell>
          <table:table-cell table:style-name="Table21.A2" office:value-type="string">
            <text:p text:style-name="P127"><text:span text:style-name="T19">Delete</text:span> erasure code profile</text:p>
          </table:table-cell>
          <table:table-cell table:style-name="Table21.D2" office:value-type="string">
            <text:p text:style-name="P132">To study</text:p>
          </table:table-cell>
        </table:table-row>
        <table:table-row table:style-name="Table21.1">
          <table:table-cell table:style-name="Table21.A2" office:value-type="string">
            <text:p text:style-name="P113">CreateCtrl main</text:p>
          </table:table-cell>
          <table:table-cell table:style-name="Table21.A2" office:value-type="string">
            <text:p text:style-name="P117"><text:span text:style-name="T19">ceph-rest-api/</text:span>osd/erasure-code-profile/<text:span text:style-name="T19">set</text:span></text:p>
          </table:table-cell>
          <table:table-cell table:style-name="Table21.A2" office:value-type="string">
            <text:p text:style-name="P127"><text:span text:style-name="T19">Create</text:span> erasure code profile</text:p>
          </table:table-cell>
          <table:table-cell table:style-name="Table21.D2" office:value-type="string">
            <text:p text:style-name="P132">To study</text:p>
          </table:table-cell>
        </table:table-row>
      </table:table>
      <text:p text:style-name="P109"/>
      <text:p text:style-name="P109">Probe status</text:p>
      <text:p text:style-name="P2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96">Angular Ctrl func.</text:p>
          </table:table-cell>
          <table:table-cell table:style-name="Table11.A1" office:value-type="string">
            <text:p text:style-name="P96">Uses</text:p>
          </table:table-cell>
          <table:table-cell table:style-name="Table11.A1" office:value-type="string">
            <text:p text:style-name="P96">Needs</text:p>
          </table:table-cell>
          <table:table-cell table:style-name="Table11.D1" office:value-type="string">
            <text:p text:style-name="P96">Could use</text:p>
          </table:table-cell>
        </table:table-row>
        <table:table-row table:style-name="Table11.1">
          <table:table-cell table:style-name="Table11.A2" office:value-type="string">
            <text:p text:style-name="P27">ProbesCtrl <text:bookmark-start text:name="__DdeLink__58_340732558"/>getCephProbes<text:bookmark-end text:name="__DdeLink__58_340732558"/></text:p>
          </table:table-cell>
          <table:table-cell table:style-name="Table11.A2" office:value-type="string">
            <text:p text:style-name="P52">i<text:span text:style-name="T1">nkscopeCtrl/</text:span>ceph/cephprobe</text:p>
          </table:table-cell>
          <table:table-cell table:style-name="Table11.A2" office:value-type="string">
            <text:p text:style-name="P78">Ceph probe info</text:p>
          </table:table-cell>
          <table:table-cell table:style-name="Table11.D2" office:value-type="string">
            <text:p text:style-name="P78">Inkscope specific</text:p>
          </table:table-cell>
        </table:table-row>
        <table:table-row table:style-name="Table11.1">
          <table:table-cell table:style-name="Table11.A2" office:value-type="string">
            <text:p text:style-name="P27">ProbesCtrl getSysProbes</text:p>
          </table:table-cell>
          <table:table-cell table:style-name="Table11.A2" office:value-type="string">
            <text:p text:style-name="P52">i<text:span text:style-name="T1">nkscopeCtrl/</text:span>ceph/sysprobe</text:p>
          </table:table-cell>
          <table:table-cell table:style-name="Table11.A2" office:value-type="string">
            <text:p text:style-name="P78">Sys probe info</text:p>
          </table:table-cell>
          <table:table-cell table:style-name="Table11.D2" office:value-type="string">
            <text:p text:style-name="P78">Inkscope specific</text:p>
          </table:table-cell>
        </table:table-row>
      </table:table>
      <text:p text:style-name="P41"/>
      <text:p text:style-name="P41">Object lookup</text:p>
      <text:p text:style-name="P2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96">Angular Ctrl func.</text:p>
          </table:table-cell>
          <table:table-cell table:style-name="Table13.A1" office:value-type="string">
            <text:p text:style-name="P96">Uses</text:p>
          </table:table-cell>
          <table:table-cell table:style-name="Table13.A1" office:value-type="string">
            <text:p text:style-name="P96">Needs</text:p>
          </table:table-cell>
          <table:table-cell table:style-name="Table13.D1" office:value-type="string">
            <text:p text:style-name="P96">Could use</text:p>
          </table:table-cell>
        </table:table-row>
        <table:table-row table:style-name="Table13.1">
          <table:table-cell table:style-name="Table13.A2" office:value-type="string">
            <text:p text:style-name="P27">ObjectLookupCtrl getOsdInfo</text:p>
          </table:table-cell>
          <table:table-cell table:style-name="Table13.A2" office:value-type="string">
            <text:p text:style-name="P52">i<text:span text:style-name="T1">nkscopeCtrl/</text:span>ceph/osd</text:p>
          </table:table-cell>
          <table:table-cell table:style-name="Table13.A2" office:value-type="string">
            <text:p text:style-name="P78">Osds <text:s/>info</text:p>
          </table:table-cell>
          <table:table-cell table:style-name="Table13.D2" office:value-type="string">
            <text:p text:style-name="P89">&lt;cluster&gt;/osd</text:p>
          </table:table-cell>
        </table:table-row>
        <table:table-row table:style-name="Table13.1">
          <table:table-cell table:style-name="Table13.A2" office:value-type="string">
            <text:p text:style-name="P27">ObjectLookupCtrl getOjectInfo</text:p>
          </table:table-cell>
          <table:table-cell table:style-name="Table13.A2" office:value-type="string">
            <text:p text:style-name="P45">ceph-rest-api/osd/map</text:p>
          </table:table-cell>
          <table:table-cell table:style-name="Table13.A2" office:value-type="string">
            <text:p text:style-name="P78">Object mapping in a pool</text:p>
          </table:table-cell>
          <table:table-cell table:style-name="Table13.D2" office:value-type="string">
            <text:p text:style-name="P76">Not available in Calamari Rest API</text:p>
          </table:table-cell>
        </table:table-row>
      </table:table>
      <text:p text:style-name="P41"/>
      <text:h text:style-name="P137" text:outline-level="1">InkscopeCtrl API <text:span text:style-name="T12">summary</text:span></text:h>
      <text:p text:style-name="P42"/>
      <text:p text:style-name="P42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6">/<text:span text:style-name="T6">pools</text:span></text:p>
          </table:table-cell>
          <table:table-cell table:style-name="Table12.A1" office:value-type="string">
            <text:p text:style-name="P48"><text:span text:style-name="T15">pos</text:span>t</text:p>
          </table:table-cell>
          <table:table-cell table:style-name="Table12.C1" office:value-type="string">
            <text:p text:style-name="P67"><text:span text:style-name="T15">Create</text:span> <text:span text:style-name="T6">pool</text:span></text:p>
          </table:table-cell>
        </table:table-row>
        <table:table-row table:style-name="Table12.1">
          <table:table-cell table:style-name="Table12.A2" office:value-type="string">
            <text:p text:style-name="P46">/<text:span text:style-name="T6">pools/&lt;poolnum&gt;</text:span></text:p>
          </table:table-cell>
          <table:table-cell table:style-name="Table12.A2" office:value-type="string">
            <text:p text:style-name="P48">get</text:p>
          </table:table-cell>
          <table:table-cell table:style-name="Table12.C2" office:value-type="string">
            <text:p text:style-name="P67">Get <text:span text:style-name="T6">pool info</text:span></text:p>
          </table:table-cell>
        </table:table-row>
        <table:table-row table:style-name="Table12.1">
          <table:table-cell table:style-name="Table12.A2" office:value-type="string">
            <text:p text:style-name="P46">/<text:span text:style-name="T6">pools/&lt;poolnum&gt;/snapshot/&lt;snap_name&gt;</text:span></text:p>
          </table:table-cell>
          <table:table-cell table:style-name="Table12.A2" office:value-type="string">
            <text:p text:style-name="P50">delete</text:p>
          </table:table-cell>
          <table:table-cell table:style-name="Table12.C2" office:value-type="string">
            <text:p text:style-name="P72">Remove snapshot</text:p>
          </table:table-cell>
        </table:table-row>
        <table:table-row table:style-name="Table12.1">
          <table:table-cell table:style-name="Table12.A2" office:value-type="string">
            <text:p text:style-name="P46">/<text:span text:style-name="T6">pools/&lt;poolnum&gt;/snapshot/&lt;snap_name&gt;</text:span></text:p>
          </table:table-cell>
          <table:table-cell table:style-name="Table12.A2" office:value-type="string">
            <text:p text:style-name="P50">put</text:p>
          </table:table-cell>
          <table:table-cell table:style-name="Table12.C2" office:value-type="string">
            <text:p text:style-name="P72">Create snapshot</text:p>
          </table:table-cell>
        </table:table-row>
        <table:table-row table:style-name="Table12.1">
          <table:table-cell table:style-name="Table12.A2" office:value-type="string">
            <text:p text:style-name="P46">/<text:span text:style-name="T6">pools/&lt;poolnum&gt;...</text:span></text:p>
          </table:table-cell>
          <table:table-cell table:style-name="Table12.A2" office:value-type="string">
            <text:p text:style-name="P50">put</text:p>
          </table:table-cell>
          <table:table-cell table:style-name="Table12.C2" office:value-type="string">
            <text:p text:style-name="P82">Modify pool parameters</text:p>
          </table:table-cell>
        </table:table-row>
        <table:table-row table:style-name="Table12.1">
          <table:table-cell table:style-name="Table12.A2" office:value-type="string">
            <text:p text:style-name="P46"><text:bookmark-start text:name="__DdeLink__19_3407325581"/>/<text:span text:style-name="T6">pools/&lt;poolnum&gt;...</text:span><text:bookmark-end text:name="__DdeLink__19_3407325581"/></text:p>
          </table:table-cell>
          <table:table-cell table:style-name="Table12.A2" office:value-type="string">
            <text:p text:style-name="P50">delete</text:p>
          </table:table-cell>
          <table:table-cell table:style-name="Table12.C2" office:value-type="string">
            <text:p text:style-name="P82">Delete pool </text:p>
          </table:table-cell>
        </table:table-row>
      </table:table>
      <text:p text:style-name="P5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46">/<text:span text:style-name="T7">S3/users</text:span></text:p>
          </table:table-cell>
          <table:table-cell table:style-name="Table14.A1" office:value-type="string">
            <text:p text:style-name="P51">get</text:p>
          </table:table-cell>
          <table:table-cell table:style-name="Table14.C1" office:value-type="string">
            <text:p text:style-name="P72">RGW users list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/&lt;</text:span><text:bookmark-start text:name="__DdeLink__25_3407325582"/><text:span text:style-name="T7">userId</text:span><text:bookmark-end text:name="__DdeLink__25_3407325582"/><text:span text:style-name="T7">&gt;</text:span></text:p>
          </table:table-cell>
          <table:table-cell table:style-name="Table14.A2" office:value-type="string">
            <text:p text:style-name="P51">get</text:p>
          </table:table-cell>
          <table:table-cell table:style-name="Table14.C2" office:value-type="string">
            <text:p text:style-name="P72"><text:bookmark-start text:name="__DdeLink__29_3407325582"/>RGW user info<text:bookmark-end text:name="__DdeLink__29_3407325582"/>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/&lt;userId&gt;/key/&lt;key&gt;</text:span></text:p>
          </table:table-cell>
          <table:table-cell table:style-name="Table14.A2" office:value-type="string">
            <text:p text:style-name="P51">delete</text:p>
          </table:table-cell>
          <table:table-cell table:style-name="Table14.C2" office:value-type="string">
            <text:p text:style-name="P72">RGW user delete key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/&lt;userId&gt;/subuser/&lt;subuserId&gt;/key/&lt;key&gt;</text:span></text:p>
          </table:table-cell>
          <table:table-cell table:style-name="Table14.A2" office:value-type="string">
            <text:p text:style-name="P51">delete</text:p>
          </table:table-cell>
          <table:table-cell table:style-name="Table14.C2" office:value-type="string">
            <text:p text:style-name="P72">RGW user delete <text:span text:style-name="T8">swift</text:span>key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/&lt;userId&gt;/subuser/&lt;subuserId&gt;</text:span></text:p>
          </table:table-cell>
          <table:table-cell table:style-name="Table14.A2" office:value-type="string">
            <text:p text:style-name="P51">delete</text:p>
          </table:table-cell>
          <table:table-cell table:style-name="Table14.C2" office:value-type="string">
            <text:p text:style-name="P72">RGW user delete <text:span text:style-name="T8">swift <text:s/>subuser</text:span>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/&lt;userId&gt;</text:span></text:p>
          </table:table-cell>
          <table:table-cell table:style-name="Table14.A2" office:value-type="string">
            <text:p text:style-name="P51">delete</text:p>
          </table:table-cell>
          <table:table-cell table:style-name="Table14.C2" office:value-type="string">
            <text:p text:style-name="P72">RGW user delete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</text:span></text:p>
          </table:table-cell>
          <table:table-cell table:style-name="Table14.A2" office:value-type="string">
            <text:p text:style-name="P51">post</text:p>
          </table:table-cell>
          <table:table-cell table:style-name="Table14.C2" office:value-type="string">
            <text:p text:style-name="P72">RGW user <text:span text:style-name="T8">create</text:span>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/&lt;userId&gt;/subuser</text:span></text:p>
          </table:table-cell>
          <table:table-cell table:style-name="Table14.A2" office:value-type="string">
            <text:p text:style-name="P51">put</text:p>
          </table:table-cell>
          <table:table-cell table:style-name="Table14.C2" office:value-type="string">
            <text:p text:style-name="P72">RGW user <text:span text:style-name="T8">create subuser</text:span>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/&lt;userId&gt;</text:span></text:p>
          </table:table-cell>
          <table:table-cell table:style-name="Table14.A2" office:value-type="string">
            <text:p text:style-name="P51">put</text:p>
          </table:table-cell>
          <table:table-cell table:style-name="Table14.C2" office:value-type="string">
            <text:p text:style-name="P72">RGW user <text:span text:style-name="T8">create key</text:span>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/&lt;userId&gt;/subuser/&lt;subuserId&gt;/key</text:span></text:p>
          </table:table-cell>
          <table:table-cell table:style-name="Table14.A2" office:value-type="string">
            <text:p text:style-name="P51">put</text:p>
          </table:table-cell>
          <table:table-cell table:style-name="Table14.C2" office:value-type="string">
            <text:p text:style-name="P72">RGW user <text:span text:style-name="T8">create subuser key</text:span>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/&lt;userId&gt;</text:span></text:p>
          </table:table-cell>
          <table:table-cell table:style-name="Table14.A2" office:value-type="string">
            <text:p text:style-name="P51">get</text:p>
          </table:table-cell>
          <table:table-cell table:style-name="Table14.C2" office:value-type="string">
            <text:p text:style-name="P72">RGW user info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/&lt;userId&gt;</text:span></text:p>
          </table:table-cell>
          <table:table-cell table:style-name="Table14.A2" office:value-type="string">
            <text:p text:style-name="P51">put</text:p>
          </table:table-cell>
          <table:table-cell table:style-name="Table14.C2" office:value-type="string">
            <text:p text:style-name="P72">RGW user <text:span text:style-name="T8">modify</text:span>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/&lt;userId&gt;</text:span></text:p>
          </table:table-cell>
          <table:table-cell table:style-name="Table14.A2" office:value-type="string">
            <text:p text:style-name="P51">get</text:p>
          </table:table-cell>
          <table:table-cell table:style-name="Table14.C2" office:value-type="string">
            <text:p text:style-name="P72">RGW user <text:span text:style-name="T9">caps</text:span>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/&lt;userId&gt;/caps</text:span></text:p>
          </table:table-cell>
          <table:table-cell table:style-name="Table14.A2" office:value-type="string">
            <text:p text:style-name="P51">post</text:p>
          </table:table-cell>
          <table:table-cell table:style-name="Table14.C2" office:value-type="string">
            <text:p text:style-name="P72">RGW user <text:span text:style-name="T9">add cap</text:span></text:p>
          </table:table-cell>
        </table:table-row>
        <table:table-row table:style-name="Table14.1">
          <table:table-cell table:style-name="Table14.A2" office:value-type="string">
            <text:p text:style-name="P46">/<text:span text:style-name="T7">S3/users/&lt;userId&gt;/caps</text:span></text:p>
          </table:table-cell>
          <table:table-cell table:style-name="Table14.A2" office:value-type="string">
            <text:p text:style-name="P51">delete</text:p>
          </table:table-cell>
          <table:table-cell table:style-name="Table14.C2" office:value-type="string">
            <text:p text:style-name="P72">RGW user <text:span text:style-name="T9">remove cap</text:span></text:p>
          </table:table-cell>
        </table:table-row>
      </table:table>
      <text:p text:style-name="P5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6">/<text:span text:style-name="T7">S3/bucket</text:span></text:p>
          </table:table-cell>
          <table:table-cell table:style-name="Table15.A1" office:value-type="string">
            <text:p text:style-name="P51">get</text:p>
          </table:table-cell>
          <table:table-cell table:style-name="Table15.C1" office:value-type="string">
            <text:p text:style-name="P72">RGW <text:bookmark-start text:name="__DdeLink__41_3407325581"/><text:span text:style-name="T9">bucket</text:span><text:bookmark-end text:name="__DdeLink__41_3407325581"/> list</text:p>
          </table:table-cell>
        </table:table-row>
        <table:table-row table:style-name="Table15.1">
          <table:table-cell table:style-name="Table15.A2" office:value-type="string">
            <text:p text:style-name="P46">/<text:span text:style-name="T7">S3/</text:span><text:bookmark-start text:name="__DdeLink__47_3407325581"/><text:span text:style-name="T7">bucket</text:span><text:bookmark-end text:name="__DdeLink__47_3407325581"/><text:span text:style-name="T7">/&lt;</text:span><text:bookmark-start text:name="__DdeLink__25_34073255812"/><text:span text:style-name="T7">bucket</text:span><text:bookmark-end text:name="__DdeLink__25_34073255812"/><text:span text:style-name="T7">Name&gt;</text:span></text:p>
          </table:table-cell>
          <table:table-cell table:style-name="Table15.A2" office:value-type="string">
            <text:p text:style-name="P51">get</text:p>
          </table:table-cell>
          <table:table-cell table:style-name="Table15.C2" office:value-type="string">
            <text:p text:style-name="P72"><text:bookmark-start text:name="__DdeLink__29_34073255811"/>RGW <text:span text:style-name="T5">bucket</text:span> info<text:bookmark-end text:name="__DdeLink__29_34073255811"/></text:p>
          </table:table-cell>
        </table:table-row>
        <table:table-row table:style-name="Table15.1">
          <table:table-cell table:style-name="Table15.A2" office:value-type="string">
            <text:p text:style-name="P46">/<text:span text:style-name="T7">S3/bucket/&lt;</text:span><text:bookmark-start text:name="__DdeLink__25_340732558112"/><text:span text:style-name="T7">bucket</text:span><text:bookmark-end text:name="__DdeLink__25_340732558112"/><text:span text:style-name="T7">Name&gt;</text:span></text:p>
          </table:table-cell>
          <table:table-cell table:style-name="Table15.A2" office:value-type="string">
            <text:p text:style-name="P51">delete</text:p>
          </table:table-cell>
          <table:table-cell table:style-name="Table15.C2" office:value-type="string">
            <text:p text:style-name="P72">RGW <text:span text:style-name="T5">bucket</text:span> delete</text:p>
          </table:table-cell>
        </table:table-row>
        <table:table-row table:style-name="Table15.1">
          <table:table-cell table:style-name="Table15.A2" office:value-type="string">
            <text:p text:style-name="P46">/<text:span text:style-name="T7">S3/ bucket</text:span></text:p>
          </table:table-cell>
          <table:table-cell table:style-name="Table15.A2" office:value-type="string">
            <text:p text:style-name="P48">put</text:p>
          </table:table-cell>
          <table:table-cell table:style-name="Table15.C2" office:value-type="string">
            <text:p text:style-name="P72">RGW <text:span text:style-name="T4">bucket</text:span> <text:span text:style-name="T8">create</text:span></text:p>
          </table:table-cell>
        </table:table-row>
        <table:table-row table:style-name="Table15.1">
          <table:table-cell table:style-name="Table15.A2" office:value-type="string">
            <text:p text:style-name="P46">/<text:span text:style-name="T7">S3/bucket/&lt;</text:span><text:bookmark-start text:name="__DdeLink__25_3407325581112"/><text:span text:style-name="T7">bucket</text:span><text:bookmark-end text:name="__DdeLink__25_3407325581112"/><text:span text:style-name="T7">Name&gt;/link</text:span></text:p>
          </table:table-cell>
          <table:table-cell table:style-name="Table15.A2" office:value-type="string">
            <text:p text:style-name="P51">delete</text:p>
          </table:table-cell>
          <table:table-cell table:style-name="Table15.C2" office:value-type="string">
            <text:p text:style-name="P72">RGW <text:span text:style-name="T4">bucket</text:span> <text:span text:style-name="T9">remove owner</text:span></text:p>
          </table:table-cell>
        </table:table-row>
        <table:table-row table:style-name="Table15.1">
          <table:table-cell table:style-name="Table15.A2" office:value-type="string">
            <text:p text:style-name="P46">/<text:span text:style-name="T7">S3/bucket/&lt;</text:span><text:bookmark-start text:name="__DdeLink__25_34073255811111"/><text:span text:style-name="T7">bucket</text:span><text:bookmark-end text:name="__DdeLink__25_34073255811111"/><text:span text:style-name="T7">Name&gt;/link</text:span></text:p>
          </table:table-cell>
          <table:table-cell table:style-name="Table15.A2" office:value-type="string">
            <text:p text:style-name="P48">put</text:p>
          </table:table-cell>
          <table:table-cell table:style-name="Table15.C2" office:value-type="string">
            <text:p text:style-name="P72">RGW <text:span text:style-name="T4">bucket</text:span> <text:span text:style-name="T9">add owner</text:span></text:p>
          </table:table-cell>
        </table:table-row>
        <table:table-row table:style-name="Table15.1">
          <table:table-cell table:style-name="Table15.A2" office:value-type="string">
            <text:p text:style-name="P47">/S3/bucket/&lt;bucketName&gt;/list</text:p>
          </table:table-cell>
          <table:table-cell table:style-name="Table15.A2" office:value-type="string">
            <text:p text:style-name="P80">get</text:p>
          </table:table-cell>
          <table:table-cell table:style-name="Table15.C2" office:value-type="string">
            <text:p text:style-name="P80"><text:span text:style-name="T7">RGW </text:span>List bucket content</text:p>
          </table:table-cell>
        </table:table-row>
      </table:table>
      <text:p text:style-name="P53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49"><text:span text:style-name="T10">/</text:span>S3/object</text:p>
          </table:table-cell>
          <table:table-cell table:style-name="Table17.A1" office:value-type="string">
            <text:p text:style-name="P80">get</text:p>
          </table:table-cell>
          <table:table-cell table:style-name="Table17.C1" office:value-type="string">
            <text:p text:style-name="P80"><text:span text:style-name="T7">RGW </text:span>Get object topology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6799in" fo:margin-right="0.6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4:55:17.105775578</meta:creation-date>
    <dc:date>2015-03-27T10:44:22.052401167</dc:date>
    <meta:editing-duration>PT2H21M15S</meta:editing-duration>
    <meta:editing-cycles>8</meta:editing-cycles>
    <meta:generator>LibreOffice/4.2.7.2$Linux_X86_64 LibreOffice_project/420m0$Build-2</meta:generator>
    <meta:document-statistic meta:table-count="22" meta:image-count="0" meta:object-count="0" meta:page-count="9" meta:paragraph-count="433" meta:word-count="905" meta:character-count="7562" meta:non-whitespace-character-count="7081"/>
  </office:meta>
</office:document-meta>
</file>